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4.84mm"/>
    </style:style>
    <style:style style:name="co3" style:family="table-column">
      <style:table-column-properties fo:break-before="auto" style:column-width="24.68mm"/>
    </style:style>
    <style:style style:name="co4" style:family="table-column">
      <style:table-column-properties fo:break-before="auto" style:column-width="26.37mm"/>
    </style:style>
    <style:style style:name="co5" style:family="table-column">
      <style:table-column-properties fo:break-before="auto" style:column-width="28.75mm"/>
    </style:style>
    <style:style style:name="co6" style:family="table-column">
      <style:table-column-properties fo:break-before="auto" style:column-width="25.52mm"/>
    </style:style>
    <style:style style:name="co7" style:family="table-column">
      <style:table-column-properties fo:break-before="auto" style:column-width="24.17mm"/>
    </style:style>
    <style:style style:name="co8" style:family="table-column">
      <style:table-column-properties fo:break-before="auto" style:column-width="25.7mm"/>
    </style:style>
    <style:style style:name="co9" style:family="table-column">
      <style:table-column-properties fo:break-before="auto" style:column-width="26.71mm"/>
    </style:style>
    <style:style style:name="co10" style:family="table-column">
      <style:table-column-properties fo:break-before="auto" style:column-width="26.21mm"/>
    </style:style>
    <style:style style:name="co11" style:family="table-column">
      <style:table-column-properties fo:break-before="auto" style:column-width="25.01mm"/>
    </style:style>
    <style:style style:name="co12" style:family="table-column">
      <style:table-column-properties fo:break-before="auto" style:column-width="26.5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1" style:family="table-cell" style:parent-style-name="Default">
      <style:table-cell-properties fo:background-color="#fff200"/>
    </style:style>
    <style:style style:name="ce22" style:family="table-cell" style:parent-style-name="Default">
      <style:table-cell-properties fo:background-color="transparent"/>
      <style:text-properties fo:color="#ce181e"/>
    </style:style>
    <style:style style:name="ce3" style:family="table-cell" style:parent-style-name="Default">
      <style:table-cell-properties fo:background-color="#ed1c24"/>
    </style:style>
    <style:style style:name="ce4" style:family="table-cell" style:parent-style-name="Default">
      <style:table-cell-properties fo:background-color="#faa61a"/>
    </style:style>
    <style:style style:name="ce23" style:family="table-cell" style:parent-style-name="Default">
      <style:table-cell-properties fo:border="0.74pt solid #000000"/>
    </style:style>
    <style:style style:name="ce24" style:family="table-cell" style:parent-style-name="Default">
      <style:table-cell-properties fo:background-color="#f7a19a" fo:border="0.74pt solid #000000"/>
    </style:style>
    <style:style style:name="ce25" style:family="table-cell" style:parent-style-name="Default">
      <style:table-cell-properties fo:background-color="#f7a19a" fo:border="0.74pt solid #000000"/>
      <style:text-properties fo:color="#ef413d"/>
    </style:style>
    <style:style style:name="ce26" style:family="table-cell" style:parent-style-name="Default">
      <style:table-cell-properties fo:background-color="#f7a19a" style:text-align-source="fix" style:repeat-content="false" fo:border="0.74pt solid #000000"/>
      <style:paragraph-properties fo:text-align="center" fo:margin-left="0mm"/>
      <style:text-properties fo:color="#ef413d"/>
    </style:style>
    <style:style style:name="ce27" style:family="table-cell" style:parent-style-name="Default">
      <style:table-cell-properties fo:background-color="#f7a19a" style:text-align-source="fix" style:repeat-content="false" fo:border="0.74pt solid #000000"/>
      <style:paragraph-properties fo:text-align="center" fo:margin-left="0mm"/>
    </style:style>
    <style:style style:name="ce28" style:family="table-cell" style:parent-style-name="Default">
      <style:table-cell-properties fo:background-color="#fdc578" fo:border="0.74pt solid #000000"/>
    </style:style>
    <style:style style:name="ce29" style:family="table-cell" style:parent-style-name="Default">
      <style:table-cell-properties fo:background-color="#fdc578" fo:border="0.74pt solid #000000"/>
      <style:text-properties fo:color="#ce181e"/>
    </style:style>
    <style:style style:name="ce30" style:family="table-cell" style:parent-style-name="Default">
      <style:table-cell-properties fo:background-color="#fdc578" style:text-align-source="fix" style:repeat-content="false" fo:border="0.74pt solid #000000"/>
      <style:paragraph-properties fo:text-align="center" fo:margin-left="0mm"/>
      <style:text-properties fo:color="#ef413d"/>
    </style:style>
    <style:style style:name="ce31" style:family="table-cell" style:parent-style-name="Default">
      <style:table-cell-properties fo:background-color="#fdc578" style:text-align-source="fix" style:repeat-content="false" fo:border="0.74pt solid #000000"/>
      <style:paragraph-properties fo:text-align="center" fo:margin-left="0mm"/>
    </style:style>
    <style:style style:name="ce32" style:family="table-cell" style:parent-style-name="Default">
      <style:table-cell-properties fo:background-color="#fdc578" fo:border="0.74pt solid #000000"/>
      <style:text-properties fo:color="#ef413d"/>
    </style:style>
    <style:style style:name="ce33" style:family="table-cell" style:parent-style-name="Default">
      <style:table-cell-properties fo:background-color="#9d85be" fo:border="0.74pt solid #000000"/>
    </style:style>
    <style:style style:name="ce34" style:family="table-cell" style:parent-style-name="Default">
      <style:table-cell-properties fo:background-color="#9d85be" fo:border="0.74pt solid #000000"/>
      <style:text-properties fo:color="#ce181e"/>
    </style:style>
    <style:style style:name="ce35" style:family="table-cell" style:parent-style-name="Default">
      <style:table-cell-properties fo:background-color="#9d85be" style:text-align-source="fix" style:repeat-content="false" fo:border="0.74pt solid #000000"/>
      <style:paragraph-properties fo:text-align="center" fo:margin-left="0mm"/>
      <style:text-properties fo:color="#ef413d"/>
    </style:style>
    <style:style style:name="ce36" style:family="table-cell" style:parent-style-name="Default">
      <style:table-cell-properties fo:background-color="#9d85be" style:text-align-source="fix" style:repeat-content="false" fo:border="0.74pt solid #000000"/>
      <style:paragraph-properties fo:text-align="center" fo:margin-left="0mm"/>
    </style:style>
    <style:style style:name="ce37" style:family="table-cell" style:parent-style-name="Default">
      <style:table-cell-properties fo:background-color="#c2e0ae" fo:border="0.74pt solid #000000"/>
    </style:style>
    <style:style style:name="ce38" style:family="table-cell" style:parent-style-name="Default">
      <style:table-cell-properties fo:background-color="#c2e0ae" fo:border="0.74pt solid #000000"/>
      <style:text-properties fo:color="#ce181e"/>
    </style:style>
    <style:style style:name="ce39" style:family="table-cell" style:parent-style-name="Default">
      <style:table-cell-properties fo:background-color="#c2e0ae" style:text-align-source="fix" style:repeat-content="false" fo:border="0.74pt solid #000000"/>
      <style:paragraph-properties fo:text-align="center" fo:margin-left="0mm"/>
      <style:text-properties fo:color="#ef413d"/>
    </style:style>
    <style:style style:name="ce40" style:family="table-cell" style:parent-style-name="Default">
      <style:table-cell-properties fo:background-color="#c2e0ae" style:text-align-source="fix" style:repeat-content="false" fo:border="0.74pt solid #000000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g6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Gmulti=6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SD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ODE</text:p>
          </table:table-cell>
          <table:table-cell office:value-type="string" calcext:value-type="string">
            <text:p>ratio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LOST</text:p>
          </table:table-cell>
          <table:table-cell office:value-type="string" calcext:value-type="string">
            <text:p>r_good</text:p>
          </table:table-cell>
          <table:table-cell office:value-type="string" calcext:value-type="string">
            <text:p>r_lost</text:p>
          </table:table-cell>
          <table:table-cell office:value-type="string" calcext:value-type="string">
            <text:p>Ratio_Tot</text:p>
          </table:table-cell>
          <table:table-cell office:value-type="string" calcext:value-type="string">
            <text:p>Ratio_Lost</text:p>
          </table:table-cell>
        </table:table-row>
        <table:table-row table:style-name="ro1">
          <table:table-cell office:value-type="string" calcext:value-type="string">
            <text:p>#111</text:p>
          </table:table-cell>
          <table:table-cell office:value-type="float" office:value="0.131857" calcext:value-type="float">
            <text:p>0.131857</text:p>
          </table:table-cell>
          <table:table-cell table:formula="of:=1-[.D4]" office:value-type="float" office:value="0.734833" calcext:value-type="float">
            <text:p>0.734833</text:p>
          </table:table-cell>
          <table:table-cell office:value-type="float" office:value="0.265167" calcext:value-type="float">
            <text:p>0.265167</text:p>
          </table:table-cell>
          <table:table-cell table:formula="of:=[.B4]*[.C4]" office:value-type="float" office:value="0.096892874881" calcext:value-type="float">
            <text:p>0.096892874881</text:p>
          </table:table-cell>
          <table:table-cell table:formula="of:=[.B4]*[.D4]" office:value-type="float" office:value="0.034964125119" calcext:value-type="float">
            <text:p>0.034964125119</text:p>
          </table:table-cell>
          <table:table-cell office:value-type="float" office:value="0.0252" calcext:value-type="float">
            <text:p>0.0252</text:p>
          </table:table-cell>
          <table:table-cell table:style-name="ce4" table:formula="of:=[.G4]*(1-[.E9])" office:value-type="float" office:value="0.00495735606753912" calcext:value-type="float">
            <text:p>0.004957356067539</text:p>
          </table:table-cell>
        </table:table-row>
        <table:table-row table:style-name="ro1">
          <table:table-cell office:value-type="string" calcext:value-type="string">
            <text:p>#112</text:p>
          </table:table-cell>
          <table:table-cell office:value-type="float" office:value="0.39565" calcext:value-type="float">
            <text:p>0.39565</text:p>
          </table:table-cell>
          <table:table-cell table:formula="of:=1-[.D5]" office:value-type="float" office:value="0.955297" calcext:value-type="float">
            <text:p>0.955297</text:p>
          </table:table-cell>
          <table:table-cell office:value-type="float" office:value="0.044703" calcext:value-type="float">
            <text:p>0.044703</text:p>
          </table:table-cell>
          <table:table-cell table:formula="of:=[.B5]*[.C5]" office:value-type="float" office:value="0.37796325805" calcext:value-type="float">
            <text:p>0.37796325805</text:p>
          </table:table-cell>
          <table:table-cell table:formula="of:=[.B5]*[.D5]" office:value-type="float" office:value="0.01768674195" calcext:value-type="float">
            <text:p>0.017686741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120</text:p>
          </table:table-cell>
          <table:table-cell office:value-type="float" office:value="0.0395332" calcext:value-type="float">
            <text:p>0.0395332</text:p>
          </table:table-cell>
          <table:table-cell table:formula="of:=1-[.D6]" office:value-type="float" office:value="0.429967" calcext:value-type="float">
            <text:p>0.429967</text:p>
          </table:table-cell>
          <table:table-cell office:value-type="float" office:value="0.570033" calcext:value-type="float">
            <text:p>0.570033</text:p>
          </table:table-cell>
          <table:table-cell table:formula="of:=[.B6]*[.C6]" office:value-type="float" office:value="0.0169979714044" calcext:value-type="float">
            <text:p>0.0169979714044</text:p>
          </table:table-cell>
          <table:table-cell table:formula="of:=[.B6]*[.D6]" office:value-type="float" office:value="0.0225352285956" calcext:value-type="float">
            <text:p>0.02253522859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121</text:p>
          </table:table-cell>
          <table:table-cell office:value-type="float" office:value="0.163174" calcext:value-type="float">
            <text:p>0.163174</text:p>
          </table:table-cell>
          <table:table-cell table:formula="of:=1-[.D7]" office:value-type="float" office:value="0.876368" calcext:value-type="float">
            <text:p>0.876368</text:p>
          </table:table-cell>
          <table:table-cell office:value-type="float" office:value="0.123632" calcext:value-type="float">
            <text:p>0.123632</text:p>
          </table:table-cell>
          <table:table-cell table:formula="of:=[.B7]*[.C7]" office:value-type="float" office:value="0.143000472032" calcext:value-type="float">
            <text:p>0.143000472032</text:p>
          </table:table-cell>
          <table:table-cell table:formula="of:=[.B7]*[.D7]" office:value-type="float" office:value="0.020173527968" calcext:value-type="float">
            <text:p>0.0201735279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211</text:p>
          </table:table-cell>
          <table:table-cell office:value-type="float" office:value="0.198777" calcext:value-type="float">
            <text:p>0.198777</text:p>
          </table:table-cell>
          <table:table-cell table:formula="of:=1-[.D8]" office:value-type="float" office:value="0.847306" calcext:value-type="float">
            <text:p>0.847306</text:p>
          </table:table-cell>
          <table:table-cell office:value-type="float" office:value="0.152694" calcext:value-type="float">
            <text:p>0.152694</text:p>
          </table:table-cell>
          <table:table-cell table:formula="of:=[.B8]*[.C8]" office:value-type="float" office:value="0.168424944762" calcext:value-type="float">
            <text:p>0.168424944762</text:p>
          </table:table-cell>
          <table:table-cell table:formula="of:=[.B8]*[.D8]" office:value-type="float" office:value="0.030352055238" calcext:value-type="float">
            <text:p>0.0303520552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M</text:p>
          </table:table-cell>
          <table:table-cell table:style-name="ce21" table:formula="of:=SUM([.B4:.B8])" office:value-type="float" office:value="0.9289912" calcext:value-type="float">
            <text:p>0.9289912</text:p>
          </table:table-cell>
          <table:table-cell table:number-columns-repeated="2"/>
          <table:table-cell table:style-name="ce3" table:formula="of:=SUM([.E4:.E8])" office:value-type="float" office:value="0.8032795211294" calcext:value-type="float">
            <text:p>0.8032795211294</text:p>
          </table:table-cell>
          <table:table-cell table:style-name="ce4" table:formula="of:=SUM([.F4:.F8])" office:value-type="float" office:value="0.1257116788706" calcext:value-type="float">
            <text:p>0.1257116788706</text:p>
          </table:table-cell>
          <table:table-cell table:formula="of:=SUM([.E9:.F9])" office:value-type="float" office:value="0.9289912" calcext:value-type="float">
            <text:p>0.9289912</text:p>
          </table:table-cell>
          <table:table-cell/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string" calcext:value-type="string">
            <text:p>SSD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ODE</text:p>
          </table:table-cell>
          <table:table-cell office:value-type="string" calcext:value-type="string">
            <text:p>ratio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LOST</text:p>
          </table:table-cell>
          <table:table-cell office:value-type="string" calcext:value-type="string">
            <text:p>r_good</text:p>
          </table:table-cell>
          <table:table-cell office:value-type="string" calcext:value-type="string">
            <text:p>r_lost</text:p>
          </table:table-cell>
          <table:table-cell office:value-type="string" calcext:value-type="string">
            <text:p>Ratio_Tot</text:p>
          </table:table-cell>
          <table:table-cell office:value-type="string" calcext:value-type="string">
            <text:p>Ratio_Lost</text:p>
          </table:table-cell>
        </table:table-row>
        <table:table-row table:style-name="ro1">
          <table:table-cell office:value-type="string" calcext:value-type="string">
            <text:p>#111</text:p>
          </table:table-cell>
          <table:table-cell office:value-type="float" office:value="0.134444" calcext:value-type="float">
            <text:p>0.134444</text:p>
          </table:table-cell>
          <table:table-cell table:formula="of:=1-[.D14]" office:value-type="float" office:value="0.884163" calcext:value-type="float">
            <text:p>0.884163</text:p>
          </table:table-cell>
          <table:table-cell office:value-type="float" office:value="0.115837" calcext:value-type="float">
            <text:p>0.115837</text:p>
          </table:table-cell>
          <table:table-cell table:formula="of:=[.B14]*[.C14]" office:value-type="float" office:value="0.118870410372" calcext:value-type="float">
            <text:p>0.118870410372</text:p>
          </table:table-cell>
          <table:table-cell table:formula="of:=[.B14]*[.D14]" office:value-type="float" office:value="0.015573589628" calcext:value-type="float">
            <text:p>0.015573589628</text:p>
          </table:table-cell>
          <table:table-cell office:value-type="float" office:value="0.0223" calcext:value-type="float">
            <text:p>0.0223</text:p>
          </table:table-cell>
          <table:table-cell table:style-name="ce4" table:formula="of:=[.G14]*(1-[.E19])" office:value-type="float" office:value="0.00388061847125433" calcext:value-type="float">
            <text:p>0.003880618471254</text:p>
          </table:table-cell>
        </table:table-row>
        <table:table-row table:style-name="ro1">
          <table:table-cell office:value-type="string" calcext:value-type="string">
            <text:p>#112</text:p>
          </table:table-cell>
          <table:table-cell office:value-type="float" office:value="0.234949" calcext:value-type="float">
            <text:p>0.234949</text:p>
          </table:table-cell>
          <table:table-cell table:formula="of:=1-[.D15]" office:value-type="float" office:value="0.947175" calcext:value-type="float">
            <text:p>0.947175</text:p>
          </table:table-cell>
          <table:table-cell office:value-type="float" office:value="0.052825" calcext:value-type="float">
            <text:p>0.052825</text:p>
          </table:table-cell>
          <table:table-cell table:formula="of:=[.B15]*[.C15]" office:value-type="float" office:value="0.222537819075" calcext:value-type="float">
            <text:p>0.222537819075</text:p>
          </table:table-cell>
          <table:table-cell table:formula="of:=[.B15]*[.D15]" office:value-type="float" office:value="0.012411180925" calcext:value-type="float">
            <text:p>0.0124111809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120</text:p>
          </table:table-cell>
          <table:table-cell office:value-type="float" office:value="0.0185497" calcext:value-type="float">
            <text:p>0.0185497</text:p>
          </table:table-cell>
          <table:table-cell table:formula="of:=1-[.D16]" office:value-type="float" office:value="0.397327" calcext:value-type="float">
            <text:p>0.397327</text:p>
          </table:table-cell>
          <table:table-cell office:value-type="float" office:value="0.602673" calcext:value-type="float">
            <text:p>0.602673</text:p>
          </table:table-cell>
          <table:table-cell table:formula="of:=[.B16]*[.C16]" office:value-type="float" office:value="0.0073702966519" calcext:value-type="float">
            <text:p>0.0073702966519</text:p>
          </table:table-cell>
          <table:table-cell table:formula="of:=[.B16]*[.D16]" office:value-type="float" office:value="0.0111794033481" calcext:value-type="float">
            <text:p>0.01117940334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121</text:p>
          </table:table-cell>
          <table:table-cell office:value-type="float" office:value="0.182546" calcext:value-type="float">
            <text:p>0.182546</text:p>
          </table:table-cell>
          <table:table-cell table:formula="of:=1-[.D17]" office:value-type="float" office:value="0.880689" calcext:value-type="float">
            <text:p>0.880689</text:p>
          </table:table-cell>
          <table:table-cell office:value-type="float" office:value="0.119311" calcext:value-type="float">
            <text:p>0.119311</text:p>
          </table:table-cell>
          <table:table-cell table:formula="of:=[.B17]*[.C17]" office:value-type="float" office:value="0.160766254194" calcext:value-type="float">
            <text:p>0.160766254194</text:p>
          </table:table-cell>
          <table:table-cell table:formula="of:=[.B17]*[.D17]" office:value-type="float" office:value="0.021779745806" calcext:value-type="float">
            <text:p>0.0217797458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211</text:p>
          </table:table-cell>
          <table:table-cell office:value-type="float" office:value="0.368676" calcext:value-type="float">
            <text:p>0.368676</text:p>
          </table:table-cell>
          <table:table-cell table:formula="of:=1-[.D18]" office:value-type="float" office:value="0.858305" calcext:value-type="float">
            <text:p>0.858305</text:p>
          </table:table-cell>
          <table:table-cell office:value-type="float" office:value="0.141695" calcext:value-type="float">
            <text:p>0.141695</text:p>
          </table:table-cell>
          <table:table-cell table:formula="of:=[.B18]*[.C18]" office:value-type="float" office:value="0.31643645418" calcext:value-type="float">
            <text:p>0.31643645418</text:p>
          </table:table-cell>
          <table:table-cell table:formula="of:=[.B18]*[.D18]" office:value-type="float" office:value="0.05223954582" calcext:value-type="float">
            <text:p>0.052239545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M</text:p>
          </table:table-cell>
          <table:table-cell table:style-name="ce21" table:formula="of:=SUM([.B14:.B18])" office:value-type="float" office:value="0.9391647" calcext:value-type="float">
            <text:p>0.9391647</text:p>
          </table:table-cell>
          <table:table-cell table:number-columns-repeated="2"/>
          <table:table-cell table:style-name="ce3" table:formula="of:=SUM([.E14:.E18])" office:value-type="float" office:value="0.8259812344729" calcext:value-type="float">
            <text:p>0.8259812344729</text:p>
          </table:table-cell>
          <table:table-cell table:style-name="ce4" table:formula="of:=SUM([.F14:.F18])" office:value-type="float" office:value="0.1131834655271" calcext:value-type="float">
            <text:p>0.1131834655271</text:p>
          </table:table-cell>
          <table:table-cell table:formula="of:=SUM([.E19:.F19])" office:value-type="float" office:value="0.9391647" calcext:value-type="float">
            <text:p>0.9391647</text:p>
          </table:table-cell>
          <table:table-cell/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string" calcext:value-type="string">
            <text:p>SSD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ODE</text:p>
          </table:table-cell>
          <table:table-cell office:value-type="string" calcext:value-type="string">
            <text:p>ratio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LOST</text:p>
          </table:table-cell>
          <table:table-cell office:value-type="string" calcext:value-type="string">
            <text:p>r_good</text:p>
          </table:table-cell>
          <table:table-cell office:value-type="string" calcext:value-type="string">
            <text:p>r_lost</text:p>
          </table:table-cell>
          <table:table-cell office:value-type="string" calcext:value-type="string">
            <text:p>Ratio_Tot</text:p>
          </table:table-cell>
          <table:table-cell office:value-type="string" calcext:value-type="string">
            <text:p>Ratio_Lost</text:p>
          </table:table-cell>
        </table:table-row>
        <table:table-row table:style-name="ro1">
          <table:table-cell office:value-type="string" calcext:value-type="string">
            <text:p>#111</text:p>
          </table:table-cell>
          <table:table-cell office:value-type="float" office:value="0.192731" calcext:value-type="float">
            <text:p>0.192731</text:p>
          </table:table-cell>
          <table:table-cell table:formula="of:=1-[.D24]" office:value-type="float" office:value="0.864895" calcext:value-type="float">
            <text:p>0.864895</text:p>
          </table:table-cell>
          <table:table-cell office:value-type="float" office:value="0.135105" calcext:value-type="float">
            <text:p>0.135105</text:p>
          </table:table-cell>
          <table:table-cell table:formula="of:=[.B24]*[.C24]" office:value-type="float" office:value="0.166692078245" calcext:value-type="float">
            <text:p>0.166692078245</text:p>
          </table:table-cell>
          <table:table-cell table:formula="of:=[.B24]*[.D24]" office:value-type="float" office:value="0.026038921755" calcext:value-type="float">
            <text:p>0.026038921755</text:p>
          </table:table-cell>
          <table:table-cell office:value-type="float" office:value="0.0123" calcext:value-type="float">
            <text:p>0.0123</text:p>
          </table:table-cell>
          <table:table-cell table:style-name="ce4" table:formula="of:=[.G24]*(1-[.E29])" office:value-type="float" office:value="0.00265685242737732" calcext:value-type="float">
            <text:p>0.002656852427377</text:p>
          </table:table-cell>
        </table:table-row>
        <table:table-row table:style-name="ro1">
          <table:table-cell office:value-type="string" calcext:value-type="string">
            <text:p>#112</text:p>
          </table:table-cell>
          <table:table-cell office:value-type="float" office:value="0.0730072" calcext:value-type="float">
            <text:p>0.0730072</text:p>
          </table:table-cell>
          <table:table-cell table:formula="of:=1-[.D25]" office:value-type="float" office:value="0.897521" calcext:value-type="float">
            <text:p>0.897521</text:p>
          </table:table-cell>
          <table:table-cell office:value-type="float" office:value="0.102479" calcext:value-type="float">
            <text:p>0.102479</text:p>
          </table:table-cell>
          <table:table-cell table:formula="of:=[.B25]*[.C25]" office:value-type="float" office:value="0.0655254951512" calcext:value-type="float">
            <text:p>0.0655254951512</text:p>
          </table:table-cell>
          <table:table-cell table:formula="of:=[.B25]*[.D25]" office:value-type="float" office:value="0.0074817048488" calcext:value-type="float">
            <text:p>0.00748170484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120</text:p>
          </table:table-cell>
          <table:table-cell office:value-type="float" office:value="0.0881952" calcext:value-type="float">
            <text:p>0.0881952</text:p>
          </table:table-cell>
          <table:table-cell table:formula="of:=1-[.D26]" office:value-type="float" office:value="0.416667" calcext:value-type="float">
            <text:p>0.416667</text:p>
          </table:table-cell>
          <table:table-cell office:value-type="float" office:value="0.583333" calcext:value-type="float">
            <text:p>0.583333</text:p>
          </table:table-cell>
          <table:table-cell table:formula="of:=[.B26]*[.C26]" office:value-type="float" office:value="0.0367480293984" calcext:value-type="float">
            <text:p>0.0367480293984</text:p>
          </table:table-cell>
          <table:table-cell table:formula="of:=[.B26]*[.D26]" office:value-type="float" office:value="0.0514471706016" calcext:value-type="float">
            <text:p>0.05144717060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121</text:p>
          </table:table-cell>
          <table:table-cell office:value-type="float" office:value="0.320101" calcext:value-type="float">
            <text:p>0.320101</text:p>
          </table:table-cell>
          <table:table-cell table:formula="of:=1-[.D27]" office:value-type="float" office:value="0.854711" calcext:value-type="float">
            <text:p>0.854711</text:p>
          </table:table-cell>
          <table:table-cell office:value-type="float" office:value="0.145289" calcext:value-type="float">
            <text:p>0.145289</text:p>
          </table:table-cell>
          <table:table-cell table:formula="of:=[.B27]*[.C27]" office:value-type="float" office:value="0.273593845811" calcext:value-type="float">
            <text:p>0.273593845811</text:p>
          </table:table-cell>
          <table:table-cell table:formula="of:=[.B27]*[.D27]" office:value-type="float" office:value="0.046507154189" calcext:value-type="float">
            <text:p>0.0465071541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211</text:p>
          </table:table-cell>
          <table:table-cell office:value-type="float" office:value="0.279774" calcext:value-type="float">
            <text:p>0.279774</text:p>
          </table:table-cell>
          <table:table-cell table:formula="of:=1-[.D28]" office:value-type="float" office:value="0.862969" calcext:value-type="float">
            <text:p>0.862969</text:p>
          </table:table-cell>
          <table:table-cell office:value-type="float" office:value="0.137031" calcext:value-type="float">
            <text:p>0.137031</text:p>
          </table:table-cell>
          <table:table-cell table:formula="of:=[.B28]*[.C28]" office:value-type="float" office:value="0.241436289006" calcext:value-type="float">
            <text:p>0.241436289006</text:p>
          </table:table-cell>
          <table:table-cell table:formula="of:=[.B28]*[.D28]" office:value-type="float" office:value="0.038337710994" calcext:value-type="float">
            <text:p>0.0383377109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M</text:p>
          </table:table-cell>
          <table:table-cell table:style-name="ce21" table:formula="of:=SUM([.B24:.B28])" office:value-type="float" office:value="0.9538084" calcext:value-type="float">
            <text:p>0.9538084</text:p>
          </table:table-cell>
          <table:table-cell table:number-columns-repeated="2"/>
          <table:table-cell table:style-name="ce3" table:formula="of:=SUM([.E24:.E28])" office:value-type="float" office:value="0.7839957376116" calcext:value-type="float">
            <text:p>0.7839957376116</text:p>
          </table:table-cell>
          <table:table-cell table:style-name="ce4" table:formula="of:=SUM([.F24:.F28])" office:value-type="float" office:value="0.1698126623884" calcext:value-type="float">
            <text:p>0.1698126623884</text:p>
          </table:table-cell>
          <table:table-cell table:formula="of:=SUM([.E29:.F29])" office:value-type="float" office:value="0.9538084" calcext:value-type="float">
            <text:p>0.9538084</text:p>
          </table:table-cell>
          <table:table-cell/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string" calcext:value-type="string">
            <text:p>SSD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ODE</text:p>
          </table:table-cell>
          <table:table-cell office:value-type="string" calcext:value-type="string">
            <text:p>ratio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LOST</text:p>
          </table:table-cell>
          <table:table-cell office:value-type="string" calcext:value-type="string">
            <text:p>r_good</text:p>
          </table:table-cell>
          <table:table-cell office:value-type="string" calcext:value-type="string">
            <text:p>r_lost</text:p>
          </table:table-cell>
          <table:table-cell office:value-type="string" calcext:value-type="string">
            <text:p>Ratio_Tot</text:p>
          </table:table-cell>
          <table:table-cell office:value-type="string" calcext:value-type="string">
            <text:p>Ratio_Lost</text:p>
          </table:table-cell>
        </table:table-row>
        <table:table-row table:style-name="ro1">
          <table:table-cell office:value-type="string" calcext:value-type="string">
            <text:p>#111</text:p>
          </table:table-cell>
          <table:table-cell office:value-type="float" office:value="0.253945" calcext:value-type="float">
            <text:p>0.253945</text:p>
          </table:table-cell>
          <table:table-cell table:formula="of:=1-[.D34]" office:value-type="float" office:value="0.78141" calcext:value-type="float">
            <text:p>0.78141</text:p>
          </table:table-cell>
          <table:table-cell office:value-type="float" office:value="0.21859" calcext:value-type="float">
            <text:p>0.21859</text:p>
          </table:table-cell>
          <table:table-cell table:formula="of:=[.B34]*[.C34]" office:value-type="float" office:value="0.19843516245" calcext:value-type="float">
            <text:p>0.19843516245</text:p>
          </table:table-cell>
          <table:table-cell table:formula="of:=[.B34]*[.D34]" office:value-type="float" office:value="0.05550983755" calcext:value-type="float">
            <text:p>0.05550983755</text:p>
          </table:table-cell>
          <table:table-cell office:value-type="float" office:value="0.0195" calcext:value-type="float">
            <text:p>0.0195</text:p>
          </table:table-cell>
          <table:table-cell table:style-name="ce4" table:formula="of:=[.G34]*(1-[.E39])" office:value-type="float" office:value="0.00641127113451045" calcext:value-type="float">
            <text:p>0.00641127113451</text:p>
          </table:table-cell>
        </table:table-row>
        <table:table-row table:style-name="ro1">
          <table:table-cell office:value-type="string" calcext:value-type="string">
            <text:p>#112</text:p>
          </table:table-cell>
          <table:table-cell office:value-type="float" office:value="0.306352" calcext:value-type="float">
            <text:p>0.306352</text:p>
          </table:table-cell>
          <table:table-cell table:formula="of:=1-[.D35]" office:value-type="float" office:value="0.834788" calcext:value-type="float">
            <text:p>0.834788</text:p>
          </table:table-cell>
          <table:table-cell office:value-type="float" office:value="0.165212" calcext:value-type="float">
            <text:p>0.165212</text:p>
          </table:table-cell>
          <table:table-cell table:formula="of:=[.B35]*[.C35]" office:value-type="float" office:value="0.255738973376" calcext:value-type="float">
            <text:p>0.255738973376</text:p>
          </table:table-cell>
          <table:table-cell table:formula="of:=[.B35]*[.D35]" office:value-type="float" office:value="0.050613026624" calcext:value-type="float">
            <text:p>0.0506130266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120</text:p>
          </table:table-cell>
          <table:table-cell office:value-type="float" office:value="0.0487705" calcext:value-type="float">
            <text:p>0.0487705</text:p>
          </table:table-cell>
          <table:table-cell table:formula="of:=1-[.D36]" office:value-type="float" office:value="0.36111" calcext:value-type="float">
            <text:p>0.36111</text:p>
          </table:table-cell>
          <table:table-cell office:value-type="float" office:value="0.63889" calcext:value-type="float">
            <text:p>0.63889</text:p>
          </table:table-cell>
          <table:table-cell table:formula="of:=[.B36]*[.C36]" office:value-type="float" office:value="0.017611515255" calcext:value-type="float">
            <text:p>0.017611515255</text:p>
          </table:table-cell>
          <table:table-cell table:formula="of:=[.B36]*[.D36]" office:value-type="float" office:value="0.031158984745" calcext:value-type="float">
            <text:p>0.0311589847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121</text:p>
          </table:table-cell>
          <table:table-cell office:value-type="float" office:value="0.204559" calcext:value-type="float">
            <text:p>0.204559</text:p>
          </table:table-cell>
          <table:table-cell table:formula="of:=1-[.D37]" office:value-type="float" office:value="0.661308" calcext:value-type="float">
            <text:p>0.661308</text:p>
          </table:table-cell>
          <table:table-cell office:value-type="float" office:value="0.338692" calcext:value-type="float">
            <text:p>0.338692</text:p>
          </table:table-cell>
          <table:table-cell table:formula="of:=[.B37]*[.C37]" office:value-type="float" office:value="0.135276503172" calcext:value-type="float">
            <text:p>0.135276503172</text:p>
          </table:table-cell>
          <table:table-cell table:formula="of:=[.B37]*[.D37]" office:value-type="float" office:value="0.069282496828" calcext:value-type="float">
            <text:p>0.0692824968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211</text:p>
          </table:table-cell>
          <table:table-cell office:value-type="float" office:value="0.0883709" calcext:value-type="float">
            <text:p>0.0883709</text:p>
          </table:table-cell>
          <table:table-cell table:formula="of:=1-[.D38]" office:value-type="float" office:value="0.725971" calcext:value-type="float">
            <text:p>0.725971</text:p>
          </table:table-cell>
          <table:table-cell office:value-type="float" office:value="0.274029" calcext:value-type="float">
            <text:p>0.274029</text:p>
          </table:table-cell>
          <table:table-cell table:formula="of:=[.B38]*[.C38]" office:value-type="float" office:value="0.0641547106439" calcext:value-type="float">
            <text:p>0.0641547106439</text:p>
          </table:table-cell>
          <table:table-cell table:formula="of:=[.B38]*[.D38]" office:value-type="float" office:value="0.0242161893561" calcext:value-type="float">
            <text:p>0.02421618935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M</text:p>
          </table:table-cell>
          <table:table-cell table:style-name="ce21" table:formula="of:=SUM([.B34:.B38])" office:value-type="float" office:value="0.9019974" calcext:value-type="float">
            <text:p>0.9019974</text:p>
          </table:table-cell>
          <table:table-cell table:number-columns-repeated="2"/>
          <table:table-cell table:style-name="ce3" table:formula="of:=SUM([.E34:.E38])" office:value-type="float" office:value="0.6712168648969" calcext:value-type="float">
            <text:p>0.6712168648969</text:p>
          </table:table-cell>
          <table:table-cell table:style-name="ce4" table:formula="of:=SUM([.F34:.F38])" office:value-type="float" office:value="0.2307805351031" calcext:value-type="float">
            <text:p>0.2307805351031</text:p>
          </table:table-cell>
          <table:table-cell table:formula="of:=SUM([.E39:.F39])" office:value-type="float" office:value="0.9019974" calcext:value-type="float">
            <text:p>0.9019974</text:p>
          </table:table-cell>
          <table:table-cell/>
        </table:table-row>
        <table:table-row table:style-name="ro1" table:number-rows-repeated="10">
          <table:table-cell table:number-columns-repeated="8"/>
        </table:table-row>
        <table:table-row table:style-name="ro1">
          <table:table-cell table:number-columns-repeated="3"/>
          <table:table-cell table:style-name="ce22"/>
          <table:table-cell table:number-columns-repeated="4"/>
        </table:table-row>
      </table:table>
      <table:table table:name="g4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Gmulti=4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SD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ODE</text:p>
          </table:table-cell>
          <table:table-cell office:value-type="string" calcext:value-type="string">
            <text:p>ratio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LOST</text:p>
          </table:table-cell>
          <table:table-cell office:value-type="string" calcext:value-type="string">
            <text:p>r_good</text:p>
          </table:table-cell>
          <table:table-cell office:value-type="string" calcext:value-type="string">
            <text:p>r_lost</text:p>
          </table:table-cell>
          <table:table-cell office:value-type="string" calcext:value-type="string">
            <text:p>Ratio_Tot</text:p>
          </table:table-cell>
          <table:table-cell office:value-type="string" calcext:value-type="string">
            <text:p>Ratio_Lost</text:p>
          </table:table-cell>
        </table:table-row>
        <table:table-row table:style-name="ro1">
          <table:table-cell office:value-type="string" calcext:value-type="string">
            <text:p>#011</text:p>
          </table:table-cell>
          <table:table-cell office:value-type="float" office:value="0.209947" calcext:value-type="float">
            <text:p>0.209947</text:p>
          </table:table-cell>
          <table:table-cell table:formula="of:=1-[.D4]" office:value-type="float" office:value="0.851523" calcext:value-type="float">
            <text:p>0.851523</text:p>
          </table:table-cell>
          <table:table-cell office:value-type="float" office:value="0.148477" calcext:value-type="float">
            <text:p>0.148477</text:p>
          </table:table-cell>
          <table:table-cell table:formula="of:=[.B4]*[.C4]" office:value-type="float" office:value="0.178774699281" calcext:value-type="float">
            <text:p>0.178774699281</text:p>
          </table:table-cell>
          <table:table-cell table:formula="of:=[.B4]*[.D4]" office:value-type="float" office:value="0.031172300719" calcext:value-type="float">
            <text:p>0.031172300719</text:p>
          </table:table-cell>
          <table:table-cell office:value-type="float" office:value="0.0692" calcext:value-type="float">
            <text:p>0.0692</text:p>
          </table:table-cell>
          <table:table-cell table:style-name="ce4" table:formula="of:=[.G4]*(1-[.E8])" office:value-type="float" office:value="0.0101687891313848" calcext:value-type="float">
            <text:p>0.010168789131385</text:p>
          </table:table-cell>
        </table:table-row>
        <table:table-row table:style-name="ro1">
          <table:table-cell office:value-type="string" calcext:value-type="string">
            <text:p>#101</text:p>
          </table:table-cell>
          <table:table-cell office:value-type="float" office:value="0.0649273" calcext:value-type="float">
            <text:p>0.0649273</text:p>
          </table:table-cell>
          <table:table-cell table:formula="of:=1-[.D5]" office:value-type="float" office:value="0.777101" calcext:value-type="float">
            <text:p>0.777101</text:p>
          </table:table-cell>
          <table:table-cell office:value-type="float" office:value="0.222899" calcext:value-type="float">
            <text:p>0.222899</text:p>
          </table:table-cell>
          <table:table-cell table:formula="of:=[.B5]*[.C5]" office:value-type="float" office:value="0.0504550697573" calcext:value-type="float">
            <text:p>0.0504550697573</text:p>
          </table:table-cell>
          <table:table-cell table:formula="of:=[.B5]*[.D5]" office:value-type="float" office:value="0.0144722302427" calcext:value-type="float">
            <text:p>0.01447223024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110</text:p>
          </table:table-cell>
          <table:table-cell office:value-type="float" office:value="0.148649" calcext:value-type="float">
            <text:p>0.148649</text:p>
          </table:table-cell>
          <table:table-cell table:formula="of:=1-[.D6]" office:value-type="float" office:value="0.607909" calcext:value-type="float">
            <text:p>0.607909</text:p>
          </table:table-cell>
          <table:table-cell office:value-type="float" office:value="0.392091" calcext:value-type="float">
            <text:p>0.392091</text:p>
          </table:table-cell>
          <table:table-cell table:formula="of:=[.B6]*[.C6]" office:value-type="float" office:value="0.090365064941" calcext:value-type="float">
            <text:p>0.090365064941</text:p>
          </table:table-cell>
          <table:table-cell table:formula="of:=[.B6]*[.D6]" office:value-type="float" office:value="0.058283935059" calcext:value-type="float">
            <text:p>0.0582839350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111</text:p>
          </table:table-cell>
          <table:table-cell office:value-type="float" office:value="0.564489" calcext:value-type="float">
            <text:p>0.564489</text:p>
          </table:table-cell>
          <table:table-cell table:formula="of:=1-[.D7]" office:value-type="float" office:value="0.945027" calcext:value-type="float">
            <text:p>0.945027</text:p>
          </table:table-cell>
          <table:table-cell office:value-type="float" office:value="0.054973" calcext:value-type="float">
            <text:p>0.054973</text:p>
          </table:table-cell>
          <table:table-cell table:formula="of:=[.B7]*[.C7]" office:value-type="float" office:value="0.533457346203" calcext:value-type="float">
            <text:p>0.533457346203</text:p>
          </table:table-cell>
          <table:table-cell table:formula="of:=[.B7]*[.D7]" office:value-type="float" office:value="0.031031653797" calcext:value-type="float">
            <text:p>0.0310316537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M</text:p>
          </table:table-cell>
          <table:table-cell table:style-name="ce21" table:formula="of:=SUM([.B4:.B7])" office:value-type="float" office:value="0.9880123" calcext:value-type="float">
            <text:p>0.9880123</text:p>
          </table:table-cell>
          <table:table-cell table:number-columns-repeated="2"/>
          <table:table-cell table:style-name="ce3" table:formula="of:=SUM([.E4:.E7])" office:value-type="float" office:value="0.8530521801823" calcext:value-type="float">
            <text:p>0.8530521801823</text:p>
          </table:table-cell>
          <table:table-cell table:style-name="ce4" table:formula="of:=SUM([.F4:.F7])" office:value-type="float" office:value="0.1349601198177" calcext:value-type="float">
            <text:p>0.1349601198177</text:p>
          </table:table-cell>
          <table:table-cell table:formula="of:=SUM([.E8:.F8])" office:value-type="float" office:value="0.9880123" calcext:value-type="float">
            <text:p>0.9880123</text:p>
          </table:table-cell>
          <table:table-cell/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string" calcext:value-type="string">
            <text:p>SSD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ODE</text:p>
          </table:table-cell>
          <table:table-cell office:value-type="string" calcext:value-type="string">
            <text:p>ratio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LOST</text:p>
          </table:table-cell>
          <table:table-cell office:value-type="string" calcext:value-type="string">
            <text:p>r_good</text:p>
          </table:table-cell>
          <table:table-cell office:value-type="string" calcext:value-type="string">
            <text:p>r_lost</text:p>
          </table:table-cell>
          <table:table-cell office:value-type="string" calcext:value-type="string">
            <text:p>Ratio_Tot</text:p>
          </table:table-cell>
          <table:table-cell office:value-type="string" calcext:value-type="string">
            <text:p>Ratio_Lost</text:p>
          </table:table-cell>
        </table:table-row>
        <table:table-row table:style-name="ro1">
          <table:table-cell office:value-type="string" calcext:value-type="string">
            <text:p>#011</text:p>
          </table:table-cell>
          <table:table-cell office:value-type="float" office:value="0.0708166" calcext:value-type="float">
            <text:p>0.0708166</text:p>
          </table:table-cell>
          <table:table-cell table:formula="of:=1-[.D13]" office:value-type="float" office:value="0.80825" calcext:value-type="float">
            <text:p>0.80825</text:p>
          </table:table-cell>
          <table:table-cell office:value-type="float" office:value="0.19175" calcext:value-type="float">
            <text:p>0.19175</text:p>
          </table:table-cell>
          <table:table-cell table:formula="of:=[.B13]*[.C13]" office:value-type="float" office:value="0.05723751695" calcext:value-type="float">
            <text:p>0.05723751695</text:p>
          </table:table-cell>
          <table:table-cell table:formula="of:=[.B13]*[.D13]" office:value-type="float" office:value="0.01357908305" calcext:value-type="float">
            <text:p>0.01357908305</text:p>
          </table:table-cell>
          <table:table-cell office:value-type="float" office:value="0.0748" calcext:value-type="float">
            <text:p>0.0748</text:p>
          </table:table-cell>
          <table:table-cell table:style-name="ce4" table:formula="of:=[.G13]*(1-[.E17])" office:value-type="float" office:value="0.00985053588302697" calcext:value-type="float">
            <text:p>0.009850535883027</text:p>
          </table:table-cell>
        </table:table-row>
        <table:table-row table:style-name="ro1">
          <table:table-cell office:value-type="string" calcext:value-type="string">
            <text:p>#101</text:p>
          </table:table-cell>
          <table:table-cell office:value-type="float" office:value="0.0720716" calcext:value-type="float">
            <text:p>0.0720716</text:p>
          </table:table-cell>
          <table:table-cell table:formula="of:=1-[.D14]" office:value-type="float" office:value="0.789353" calcext:value-type="float">
            <text:p>0.789353</text:p>
          </table:table-cell>
          <table:table-cell office:value-type="float" office:value="0.210647" calcext:value-type="float">
            <text:p>0.210647</text:p>
          </table:table-cell>
          <table:table-cell table:formula="of:=[.B14]*[.C14]" office:value-type="float" office:value="0.0568899336748" calcext:value-type="float">
            <text:p>0.0568899336748</text:p>
          </table:table-cell>
          <table:table-cell table:formula="of:=[.B14]*[.D14]" office:value-type="float" office:value="0.0151816663252" calcext:value-type="float">
            <text:p>0.01518166632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110</text:p>
          </table:table-cell>
          <table:table-cell office:value-type="float" office:value="0.120235" calcext:value-type="float">
            <text:p>0.120235</text:p>
          </table:table-cell>
          <table:table-cell table:formula="of:=1-[.D15]" office:value-type="float" office:value="0.514264" calcext:value-type="float">
            <text:p>0.514264</text:p>
          </table:table-cell>
          <table:table-cell office:value-type="float" office:value="0.485736" calcext:value-type="float">
            <text:p>0.485736</text:p>
          </table:table-cell>
          <table:table-cell table:formula="of:=[.B15]*[.C15]" office:value-type="float" office:value="0.06183253204" calcext:value-type="float">
            <text:p>0.06183253204</text:p>
          </table:table-cell>
          <table:table-cell table:formula="of:=[.B15]*[.D15]" office:value-type="float" office:value="0.05840246796" calcext:value-type="float">
            <text:p>0.058402467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111</text:p>
          </table:table-cell>
          <table:table-cell office:value-type="float" office:value="0.721651" calcext:value-type="float">
            <text:p>0.721651</text:p>
          </table:table-cell>
          <table:table-cell table:formula="of:=1-[.D16]" office:value-type="float" office:value="0.959395" calcext:value-type="float">
            <text:p>0.959395</text:p>
          </table:table-cell>
          <table:table-cell office:value-type="float" office:value="0.040605" calcext:value-type="float">
            <text:p>0.040605</text:p>
          </table:table-cell>
          <table:table-cell table:formula="of:=[.B16]*[.C16]" office:value-type="float" office:value="0.692348361145" calcext:value-type="float">
            <text:p>0.692348361145</text:p>
          </table:table-cell>
          <table:table-cell table:formula="of:=[.B16]*[.D16]" office:value-type="float" office:value="0.029302638855" calcext:value-type="float">
            <text:p>0.0293026388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M</text:p>
          </table:table-cell>
          <table:table-cell table:style-name="ce21" table:formula="of:=SUM([.B13:.B16])" office:value-type="float" office:value="0.9847742" calcext:value-type="float">
            <text:p>0.9847742</text:p>
          </table:table-cell>
          <table:table-cell table:number-columns-repeated="2"/>
          <table:table-cell table:style-name="ce3" table:formula="of:=SUM([.E13:.E16])" office:value-type="float" office:value="0.8683083438098" calcext:value-type="float">
            <text:p>0.8683083438098</text:p>
          </table:table-cell>
          <table:table-cell table:style-name="ce4" table:formula="of:=SUM([.F13:.F16])" office:value-type="float" office:value="0.1164658561902" calcext:value-type="float">
            <text:p>0.1164658561902</text:p>
          </table:table-cell>
          <table:table-cell table:formula="of:=SUM([.E17:.F17])" office:value-type="float" office:value="0.9847742" calcext:value-type="float">
            <text:p>0.9847742</text:p>
          </table:table-cell>
          <table:table-cell/>
        </table:table-row>
        <table:table-row table:style-name="ro1" table:number-rows-repeated="3">
          <table:table-cell table:number-columns-repeated="8"/>
        </table:table-row>
        <table:table-row table:style-name="ro1">
          <table:table-cell/>
          <table:table-cell office:value-type="string" calcext:value-type="string">
            <text:p>SSD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ODE</text:p>
          </table:table-cell>
          <table:table-cell office:value-type="string" calcext:value-type="string">
            <text:p>ratio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LOST</text:p>
          </table:table-cell>
          <table:table-cell office:value-type="string" calcext:value-type="string">
            <text:p>r_good</text:p>
          </table:table-cell>
          <table:table-cell office:value-type="string" calcext:value-type="string">
            <text:p>r_lost</text:p>
          </table:table-cell>
          <table:table-cell office:value-type="string" calcext:value-type="string">
            <text:p>Ratio_Tot</text:p>
          </table:table-cell>
          <table:table-cell office:value-type="string" calcext:value-type="string">
            <text:p>Ratio_Lost</text:p>
          </table:table-cell>
        </table:table-row>
        <table:table-row table:style-name="ro1">
          <table:table-cell office:value-type="string" calcext:value-type="string">
            <text:p>#011</text:p>
          </table:table-cell>
          <table:table-cell office:value-type="float" office:value="0.0438234" calcext:value-type="float">
            <text:p>0.0438234</text:p>
          </table:table-cell>
          <table:table-cell table:formula="of:=1-[.D23]" office:value-type="float" office:value="0.736534" calcext:value-type="float">
            <text:p>0.736534</text:p>
          </table:table-cell>
          <table:table-cell office:value-type="float" office:value="0.263466" calcext:value-type="float">
            <text:p>0.263466</text:p>
          </table:table-cell>
          <table:table-cell table:formula="of:=[.B23]*[.C23]" office:value-type="float" office:value="0.0322774240956" calcext:value-type="float">
            <text:p>0.0322774240956</text:p>
          </table:table-cell>
          <table:table-cell table:formula="of:=[.B23]*[.D23]" office:value-type="float" office:value="0.0115459759044" calcext:value-type="float">
            <text:p>0.0115459759044</text:p>
          </table:table-cell>
          <table:table-cell office:value-type="float" office:value="0.0558" calcext:value-type="float">
            <text:p>0.0558</text:p>
          </table:table-cell>
          <table:table-cell table:style-name="ce4" table:formula="of:=[.G23]*(1-[.E27])" office:value-type="float" office:value="0.00776634580834993" calcext:value-type="float">
            <text:p>0.00776634580835</text:p>
          </table:table-cell>
        </table:table-row>
        <table:table-row table:style-name="ro1">
          <table:table-cell office:value-type="string" calcext:value-type="string">
            <text:p>#101</text:p>
          </table:table-cell>
          <table:table-cell office:value-type="float" office:value="0.0161529" calcext:value-type="float">
            <text:p>0.0161529</text:p>
          </table:table-cell>
          <table:table-cell table:formula="of:=1-[.D24]" office:value-type="float" office:value="0.71949" calcext:value-type="float">
            <text:p>0.71949</text:p>
          </table:table-cell>
          <table:table-cell office:value-type="float" office:value="0.28051" calcext:value-type="float">
            <text:p>0.28051</text:p>
          </table:table-cell>
          <table:table-cell table:formula="of:=[.B24]*[.C24]" office:value-type="float" office:value="0.011621850021" calcext:value-type="float">
            <text:p>0.011621850021</text:p>
          </table:table-cell>
          <table:table-cell table:formula="of:=[.B24]*[.D24]" office:value-type="float" office:value="0.004531049979" calcext:value-type="float">
            <text:p>0.0045310499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110</text:p>
          </table:table-cell>
          <table:table-cell office:value-type="float" office:value="0.170781" calcext:value-type="float">
            <text:p>0.170781</text:p>
          </table:table-cell>
          <table:table-cell table:formula="of:=1-[.D25]" office:value-type="float" office:value="0.585387" calcext:value-type="float">
            <text:p>0.585387</text:p>
          </table:table-cell>
          <table:table-cell office:value-type="float" office:value="0.414613" calcext:value-type="float">
            <text:p>0.414613</text:p>
          </table:table-cell>
          <table:table-cell table:formula="of:=[.B25]*[.C25]" office:value-type="float" office:value="0.099972977247" calcext:value-type="float">
            <text:p>0.099972977247</text:p>
          </table:table-cell>
          <table:table-cell table:formula="of:=[.B25]*[.D25]" office:value-type="float" office:value="0.070808022753" calcext:value-type="float">
            <text:p>0.0708080227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111</text:p>
          </table:table-cell>
          <table:table-cell office:value-type="float" office:value="0.758746" calcext:value-type="float">
            <text:p>0.758746</text:p>
          </table:table-cell>
          <table:table-cell table:formula="of:=1-[.D26]" office:value-type="float" office:value="0.944909" calcext:value-type="float">
            <text:p>0.944909</text:p>
          </table:table-cell>
          <table:table-cell office:value-type="float" office:value="0.055091" calcext:value-type="float">
            <text:p>0.055091</text:p>
          </table:table-cell>
          <table:table-cell table:formula="of:=[.B26]*[.C26]" office:value-type="float" office:value="0.716945924114" calcext:value-type="float">
            <text:p>0.716945924114</text:p>
          </table:table-cell>
          <table:table-cell table:formula="of:=[.B26]*[.D26]" office:value-type="float" office:value="0.041800075886" calcext:value-type="float">
            <text:p>0.0418000758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M</text:p>
          </table:table-cell>
          <table:table-cell table:style-name="ce21" table:formula="of:=SUM([.B23:.B26])" office:value-type="float" office:value="0.9895033" calcext:value-type="float">
            <text:p>0.9895033</text:p>
          </table:table-cell>
          <table:table-cell table:number-columns-repeated="2"/>
          <table:table-cell table:style-name="ce3" table:formula="of:=SUM([.E23:.E26])" office:value-type="float" office:value="0.8608181754776" calcext:value-type="float">
            <text:p>0.8608181754776</text:p>
          </table:table-cell>
          <table:table-cell table:style-name="ce4" table:formula="of:=SUM([.F23:.F26])" office:value-type="float" office:value="0.1286851245224" calcext:value-type="float">
            <text:p>0.1286851245224</text:p>
          </table:table-cell>
          <table:table-cell table:formula="of:=SUM([.E27:.F27])" office:value-type="float" office:value="0.9895033" calcext:value-type="float">
            <text:p>0.9895033</text:p>
          </table:table-cell>
          <table:table-cell/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string" calcext:value-type="string">
            <text:p>SSD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ODE</text:p>
          </table:table-cell>
          <table:table-cell office:value-type="string" calcext:value-type="string">
            <text:p>ratio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LOST</text:p>
          </table:table-cell>
          <table:table-cell office:value-type="string" calcext:value-type="string">
            <text:p>r_good</text:p>
          </table:table-cell>
          <table:table-cell office:value-type="string" calcext:value-type="string">
            <text:p>r_lost</text:p>
          </table:table-cell>
          <table:table-cell office:value-type="string" calcext:value-type="string">
            <text:p>Ratio_Tot</text:p>
          </table:table-cell>
          <table:table-cell office:value-type="string" calcext:value-type="string">
            <text:p>Ratio_Lost</text:p>
          </table:table-cell>
        </table:table-row>
        <table:table-row table:style-name="ro1">
          <table:table-cell office:value-type="string" calcext:value-type="string">
            <text:p>#011</text:p>
          </table:table-cell>
          <table:table-cell office:value-type="float" office:value="0.138931" calcext:value-type="float">
            <text:p>0.138931</text:p>
          </table:table-cell>
          <table:table-cell table:formula="of:=1-[.D32]" office:value-type="float" office:value="0.719761" calcext:value-type="float">
            <text:p>0.719761</text:p>
          </table:table-cell>
          <table:table-cell office:value-type="float" office:value="0.280239" calcext:value-type="float">
            <text:p>0.280239</text:p>
          </table:table-cell>
          <table:table-cell table:formula="of:=[.B32]*[.C32]" office:value-type="float" office:value="0.099997115491" calcext:value-type="float">
            <text:p>0.099997115491</text:p>
          </table:table-cell>
          <table:table-cell table:formula="of:=[.B32]*[.D32]" office:value-type="float" office:value="0.038933884509" calcext:value-type="float">
            <text:p>0.038933884509</text:p>
          </table:table-cell>
          <table:table-cell office:value-type="float" office:value="0.057" calcext:value-type="float">
            <text:p>0.057</text:p>
          </table:table-cell>
          <table:table-cell table:style-name="ce4" table:formula="of:=[.G32]*(1-[.E36])" office:value-type="float" office:value="0.0133364581300215" calcext:value-type="float">
            <text:p>0.013336458130022</text:p>
          </table:table-cell>
        </table:table-row>
        <table:table-row table:style-name="ro1">
          <table:table-cell office:value-type="string" calcext:value-type="string">
            <text:p>#101</text:p>
          </table:table-cell>
          <table:table-cell office:value-type="float" office:value="0.0495503" calcext:value-type="float">
            <text:p>0.0495503</text:p>
          </table:table-cell>
          <table:table-cell table:formula="of:=1-[.D33]" office:value-type="float" office:value="0.841085" calcext:value-type="float">
            <text:p>0.841085</text:p>
          </table:table-cell>
          <table:table-cell office:value-type="float" office:value="0.158915" calcext:value-type="float">
            <text:p>0.158915</text:p>
          </table:table-cell>
          <table:table-cell table:formula="of:=[.B33]*[.C33]" office:value-type="float" office:value="0.0416760140755" calcext:value-type="float">
            <text:p>0.0416760140755</text:p>
          </table:table-cell>
          <table:table-cell table:formula="of:=[.B33]*[.D33]" office:value-type="float" office:value="0.0078742859245" calcext:value-type="float">
            <text:p>0.00787428592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110</text:p>
          </table:table-cell>
          <table:table-cell office:value-type="float" office:value="0.126555" calcext:value-type="float">
            <text:p>0.126555</text:p>
          </table:table-cell>
          <table:table-cell table:formula="of:=1-[.D34]" office:value-type="float" office:value="0.624484" calcext:value-type="float">
            <text:p>0.624484</text:p>
          </table:table-cell>
          <table:table-cell office:value-type="float" office:value="0.375516" calcext:value-type="float">
            <text:p>0.375516</text:p>
          </table:table-cell>
          <table:table-cell table:formula="of:=[.B34]*[.C34]" office:value-type="float" office:value="0.07903157262" calcext:value-type="float">
            <text:p>0.07903157262</text:p>
          </table:table-cell>
          <table:table-cell table:formula="of:=[.B34]*[.D34]" office:value-type="float" office:value="0.04752342738" calcext:value-type="float">
            <text:p>0.047523427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111</text:p>
          </table:table-cell>
          <table:table-cell office:value-type="float" office:value="0.641678" calcext:value-type="float">
            <text:p>0.641678</text:p>
          </table:table-cell>
          <table:table-cell table:formula="of:=1-[.D35]" office:value-type="float" office:value="0.849838" calcext:value-type="float">
            <text:p>0.849838</text:p>
          </table:table-cell>
          <table:table-cell office:value-type="float" office:value="0.150162" calcext:value-type="float">
            <text:p>0.150162</text:p>
          </table:table-cell>
          <table:table-cell table:formula="of:=[.B35]*[.C35]" office:value-type="float" office:value="0.545322348164" calcext:value-type="float">
            <text:p>0.545322348164</text:p>
          </table:table-cell>
          <table:table-cell table:formula="of:=[.B35]*[.D35]" office:value-type="float" office:value="0.096355651836" calcext:value-type="float">
            <text:p>0.0963556518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M</text:p>
          </table:table-cell>
          <table:table-cell table:style-name="ce21" table:formula="of:=SUM([.B32:.B35])" office:value-type="float" office:value="0.9567143" calcext:value-type="float">
            <text:p>0.9567143</text:p>
          </table:table-cell>
          <table:table-cell table:number-columns-repeated="2"/>
          <table:table-cell table:style-name="ce3" table:formula="of:=SUM([.E32:.E35])" office:value-type="float" office:value="0.7660270503505" calcext:value-type="float">
            <text:p>0.7660270503505</text:p>
          </table:table-cell>
          <table:table-cell table:style-name="ce4" table:formula="of:=SUM([.F32:.F35])" office:value-type="float" office:value="0.1906872496495" calcext:value-type="float">
            <text:p>0.1906872496495</text:p>
          </table:table-cell>
          <table:table-cell table:formula="of:=SUM([.E36:.F36])" office:value-type="float" office:value="0.9567143" calcext:value-type="float">
            <text:p>0.9567143</text:p>
          </table:table-cell>
          <table:table-cell/>
        </table:table-row>
        <table:table-row table:style-name="ro1" table:number-rows-repeated="18">
          <table:table-cell table:number-columns-repeated="8"/>
        </table:table-row>
        <table:table-row table:style-name="ro1">
          <table:table-cell table:number-columns-repeated="3"/>
          <table:table-cell table:style-name="ce22"/>
          <table:table-cell table:number-columns-repeated="4"/>
        </table:table-row>
      </table:table>
      <table:table table:name="g3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Gmulti=3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SD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ODE</text:p>
          </table:table-cell>
          <table:table-cell office:value-type="string" calcext:value-type="string">
            <text:p>ratio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LOST</text:p>
          </table:table-cell>
          <table:table-cell office:value-type="string" calcext:value-type="string">
            <text:p>r_good</text:p>
          </table:table-cell>
          <table:table-cell office:value-type="string" calcext:value-type="string">
            <text:p>r_lost</text:p>
          </table:table-cell>
          <table:table-cell office:value-type="string" calcext:value-type="string">
            <text:p>Ratio_Tot</text:p>
          </table:table-cell>
          <table:table-cell office:value-type="string" calcext:value-type="string">
            <text:p>Ratio_Lost</text:p>
          </table:table-cell>
        </table:table-row>
        <table:table-row table:style-name="ro1">
          <table:table-cell office:value-type="string" calcext:value-type="string">
            <text:p>#002</text:p>
          </table:table-cell>
          <table:table-cell office:value-type="float" office:value="0.282701" calcext:value-type="float">
            <text:p>0.282701</text:p>
          </table:table-cell>
          <table:table-cell table:formula="of:=1-[.D4]" office:value-type="float" office:value="0.898232" calcext:value-type="float">
            <text:p>0.898232</text:p>
          </table:table-cell>
          <table:table-cell office:value-type="float" office:value="0.101768" calcext:value-type="float">
            <text:p>0.101768</text:p>
          </table:table-cell>
          <table:table-cell table:formula="of:=[.B4]*[.C4]" office:value-type="float" office:value="0.253931084632" calcext:value-type="float">
            <text:p>0.253931084632</text:p>
          </table:table-cell>
          <table:table-cell table:formula="of:=[.B4]*[.D4]" office:value-type="float" office:value="0.028769915368" calcext:value-type="float">
            <text:p>0.028769915368</text:p>
          </table:table-cell>
          <table:table-cell office:value-type="float" office:value="0.0176" calcext:value-type="float">
            <text:p>0.0176</text:p>
          </table:table-cell>
          <table:table-cell table:style-name="ce4" table:formula="of:=[.G4]*(1-[.E11])" office:value-type="float" office:value="0.00404336253202429" calcext:value-type="float">
            <text:p>0.004043362532024</text:p>
          </table:table-cell>
        </table:table-row>
        <table:table-row table:style-name="ro1">
          <table:table-cell office:value-type="string" calcext:value-type="string">
            <text:p>#020</text:p>
          </table:table-cell>
          <table:table-cell office:value-type="float" office:value="0.298265" calcext:value-type="float">
            <text:p>0.298265</text:p>
          </table:table-cell>
          <table:table-cell table:formula="of:=1-[.D5]" office:value-type="float" office:value="0.648336" calcext:value-type="float">
            <text:p>0.648336</text:p>
          </table:table-cell>
          <table:table-cell office:value-type="float" office:value="0.351664" calcext:value-type="float">
            <text:p>0.351664</text:p>
          </table:table-cell>
          <table:table-cell table:formula="of:=[.B5]*[.C5]" office:value-type="float" office:value="0.19337593704" calcext:value-type="float">
            <text:p>0.19337593704</text:p>
          </table:table-cell>
          <table:table-cell table:formula="of:=[.B5]*[.D5]" office:value-type="float" office:value="0.10488906296" calcext:value-type="float">
            <text:p>0.104889062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101</text:p>
          </table:table-cell>
          <table:table-cell office:value-type="float" office:value="0.370913" calcext:value-type="float">
            <text:p>0.370913</text:p>
          </table:table-cell>
          <table:table-cell table:formula="of:=1-[.D6]" office:value-type="float" office:value="0.803425" calcext:value-type="float">
            <text:p>0.803425</text:p>
          </table:table-cell>
          <table:table-cell office:value-type="float" office:value="0.196575" calcext:value-type="float">
            <text:p>0.196575</text:p>
          </table:table-cell>
          <table:table-cell table:formula="of:=[.B6]*[.C6]" office:value-type="float" office:value="0.298000777025" calcext:value-type="float">
            <text:p>0.298000777025</text:p>
          </table:table-cell>
          <table:table-cell table:formula="of:=[.B6]*[.D6]" office:value-type="float" office:value="0.072912222975" calcext:value-type="float">
            <text:p>0.0729122229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102</text:p>
          </table:table-cell>
          <table:table-cell office:value-type="float" office:value="0.0263288" calcext:value-type="float">
            <text:p>0.0263288</text:p>
          </table:table-cell>
          <table:table-cell table:formula="of:=1-[.D7]" office:value-type="float" office:value="0.665829" calcext:value-type="float">
            <text:p>0.665829</text:p>
          </table:table-cell>
          <table:table-cell office:value-type="float" office:value="0.334171" calcext:value-type="float">
            <text:p>0.334171</text:p>
          </table:table-cell>
          <table:table-cell table:formula="of:=[.B7]*[.C7]" office:value-type="float" office:value="0.0175304785752" calcext:value-type="float">
            <text:p>0.0175304785752</text:p>
          </table:table-cell>
          <table:table-cell table:formula="of:=[.B7]*[.D7]" office:value-type="float" office:value="0.0087983214248" calcext:value-type="float">
            <text:p>0.00879832142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200</text:p>
          </table:table-cell>
          <table:table-cell office:value-type="float" office:value="0.00334094" calcext:value-type="float">
            <text:p>0.00334094</text:p>
          </table:table-cell>
          <table:table-cell table:formula="of:=1-[.D8]" office:value-type="float" office:value="0.262295" calcext:value-type="float">
            <text:p>0.262295</text:p>
          </table:table-cell>
          <table:table-cell office:value-type="float" office:value="0.737705" calcext:value-type="float">
            <text:p>0.737705</text:p>
          </table:table-cell>
          <table:table-cell table:formula="of:=[.B8]*[.C8]" office:value-type="float" office:value="0.0008763118573" calcext:value-type="float">
            <text:p>0.0008763118573</text:p>
          </table:table-cell>
          <table:table-cell table:formula="of:=[.B8]*[.D8]" office:value-type="float" office:value="0.0024646281427" calcext:value-type="float">
            <text:p>0.00246462814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201</text:p>
          </table:table-cell>
          <table:table-cell office:value-type="float" office:value="0.0180796" calcext:value-type="float">
            <text:p>0.0180796</text:p>
          </table:table-cell>
          <table:table-cell table:formula="of:=1-[.D9]" office:value-type="float" office:value="0.358804" calcext:value-type="float">
            <text:p>0.358804</text:p>
          </table:table-cell>
          <table:table-cell office:value-type="float" office:value="0.641196" calcext:value-type="float">
            <text:p>0.641196</text:p>
          </table:table-cell>
          <table:table-cell table:formula="of:=[.B9]*[.C9]" office:value-type="float" office:value="0.0064870327984" calcext:value-type="float">
            <text:p>0.0064870327984</text:p>
          </table:table-cell>
          <table:table-cell table:formula="of:=[.B9]*[.D9]" office:value-type="float" office:value="0.0115925672016" calcext:value-type="float">
            <text:p>0.01159256720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202</text:p>
          </table:table-cell>
          <table:table-cell office:value-type="float" office:value="0.000371216" calcext:value-type="float">
            <text:p>0.000371216</text:p>
          </table:table-cell>
          <table:table-cell table:formula="of:=1-[.D10]" office:value-type="float" office:value="0.16667" calcext:value-type="float">
            <text:p>0.16667</text:p>
          </table:table-cell>
          <table:table-cell office:value-type="float" office:value="0.83333" calcext:value-type="float">
            <text:p>0.83333</text:p>
          </table:table-cell>
          <table:table-cell table:formula="of:=[.B10]*[.C10]" office:value-type="float" office:value="0.00006187057072" calcext:value-type="float">
            <text:p>6.187057072E-05</text:p>
          </table:table-cell>
          <table:table-cell table:formula="of:=[.B10]*[.D10]" office:value-type="float" office:value="0.00030934542928" calcext:value-type="float">
            <text:p>0.000309345429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M</text:p>
          </table:table-cell>
          <table:table-cell table:style-name="ce21" table:formula="of:=SUM([.B4:.B10])" office:value-type="float" office:value="0.999999556" calcext:value-type="float">
            <text:p>0.999999556</text:p>
          </table:table-cell>
          <table:table-cell table:number-columns-repeated="2"/>
          <table:table-cell table:style-name="ce3" table:formula="of:=SUM([.E4:.E10])" office:value-type="float" office:value="0.77026349249862" calcext:value-type="float">
            <text:p>0.77026349249862</text:p>
          </table:table-cell>
          <table:table-cell table:style-name="ce4" table:formula="of:=SUM([.F4:.F10])" office:value-type="float" office:value="0.22973606350138" calcext:value-type="float">
            <text:p>0.22973606350138</text:p>
          </table:table-cell>
          <table:table-cell table:formula="of:=SUM([.E11:.F11])" office:value-type="float" office:value="0.999999556" calcext:value-type="float">
            <text:p>0.999999556</text:p>
          </table:table-cell>
          <table:table-cell/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string" calcext:value-type="string">
            <text:p>SSD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ODE</text:p>
          </table:table-cell>
          <table:table-cell office:value-type="string" calcext:value-type="string">
            <text:p>ratio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LOST</text:p>
          </table:table-cell>
          <table:table-cell office:value-type="string" calcext:value-type="string">
            <text:p>r_good</text:p>
          </table:table-cell>
          <table:table-cell office:value-type="string" calcext:value-type="string">
            <text:p>r_lost</text:p>
          </table:table-cell>
          <table:table-cell office:value-type="string" calcext:value-type="string">
            <text:p>Ratio_Tot</text:p>
          </table:table-cell>
          <table:table-cell office:value-type="string" calcext:value-type="string">
            <text:p>Ratio_Lost</text:p>
          </table:table-cell>
        </table:table-row>
        <table:table-row table:style-name="ro1">
          <table:table-cell office:value-type="string" calcext:value-type="string">
            <text:p>#002</text:p>
          </table:table-cell>
          <table:table-cell office:value-type="float" office:value="0.0759068" calcext:value-type="float">
            <text:p>0.0759068</text:p>
          </table:table-cell>
          <table:table-cell table:formula="of:=1-[.D16]" office:value-type="float" office:value="0.855731" calcext:value-type="float">
            <text:p>0.855731</text:p>
          </table:table-cell>
          <table:table-cell office:value-type="float" office:value="0.144269" calcext:value-type="float">
            <text:p>0.144269</text:p>
          </table:table-cell>
          <table:table-cell table:formula="of:=[.B16]*[.C16]" office:value-type="float" office:value="0.0649558018708" calcext:value-type="float">
            <text:p>0.0649558018708</text:p>
          </table:table-cell>
          <table:table-cell table:formula="of:=[.B16]*[.D16]" office:value-type="float" office:value="0.0109509981292" calcext:value-type="float">
            <text:p>0.0109509981292</text:p>
          </table:table-cell>
          <table:table-cell office:value-type="float" office:value="0.01" calcext:value-type="float">
            <text:p>0.01</text:p>
          </table:table-cell>
          <table:table-cell table:style-name="ce4" table:formula="of:=[.G16]*(1-[.E23])" office:value-type="float" office:value="0.002224063126829" calcext:value-type="float">
            <text:p>0.002224063126829</text:p>
          </table:table-cell>
        </table:table-row>
        <table:table-row table:style-name="ro1">
          <table:table-cell office:value-type="string" calcext:value-type="string">
            <text:p>#020</text:p>
          </table:table-cell>
          <table:table-cell office:value-type="float" office:value="0.11087" calcext:value-type="float">
            <text:p>0.11087</text:p>
          </table:table-cell>
          <table:table-cell table:formula="of:=1-[.D17]" office:value-type="float" office:value="0.594799" calcext:value-type="float">
            <text:p>0.594799</text:p>
          </table:table-cell>
          <table:table-cell office:value-type="float" office:value="0.405201" calcext:value-type="float">
            <text:p>0.405201</text:p>
          </table:table-cell>
          <table:table-cell table:formula="of:=[.B17]*[.C17]" office:value-type="float" office:value="0.06594536513" calcext:value-type="float">
            <text:p>0.06594536513</text:p>
          </table:table-cell>
          <table:table-cell table:formula="of:=[.B17]*[.D17]" office:value-type="float" office:value="0.04492463487" calcext:value-type="float">
            <text:p>0.044924634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101</text:p>
          </table:table-cell>
          <table:table-cell office:value-type="float" office:value="0.310161" calcext:value-type="float">
            <text:p>0.310161</text:p>
          </table:table-cell>
          <table:table-cell table:formula="of:=1-[.D18]" office:value-type="float" office:value="0.819803" calcext:value-type="float">
            <text:p>0.819803</text:p>
          </table:table-cell>
          <table:table-cell office:value-type="float" office:value="0.180197" calcext:value-type="float">
            <text:p>0.180197</text:p>
          </table:table-cell>
          <table:table-cell table:formula="of:=[.B18]*[.C18]" office:value-type="float" office:value="0.254270918283" calcext:value-type="float">
            <text:p>0.254270918283</text:p>
          </table:table-cell>
          <table:table-cell table:formula="of:=[.B18]*[.D18]" office:value-type="float" office:value="0.055890081717" calcext:value-type="float">
            <text:p>0.0558900817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102</text:p>
          </table:table-cell>
          <table:table-cell office:value-type="float" office:value="0.193741" calcext:value-type="float">
            <text:p>0.193741</text:p>
          </table:table-cell>
          <table:table-cell table:formula="of:=1-[.D19]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formula="of:=[.B19]*[.C19]" office:value-type="float" office:value="0.1549928" calcext:value-type="float">
            <text:p>0.1549928</text:p>
          </table:table-cell>
          <table:table-cell table:formula="of:=[.B19]*[.D19]" office:value-type="float" office:value="0.0387482" calcext:value-type="float">
            <text:p>0.03874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200</text:p>
          </table:table-cell>
          <table:table-cell office:value-type="float" office:value="0.0414764" calcext:value-type="float">
            <text:p>0.0414764</text:p>
          </table:table-cell>
          <table:table-cell table:formula="of:=1-[.D20]" office:value-type="float" office:value="0.494924" calcext:value-type="float">
            <text:p>0.494924</text:p>
          </table:table-cell>
          <table:table-cell office:value-type="float" office:value="0.505076" calcext:value-type="float">
            <text:p>0.505076</text:p>
          </table:table-cell>
          <table:table-cell table:formula="of:=[.B20]*[.C20]" office:value-type="float" office:value="0.0205276657936" calcext:value-type="float">
            <text:p>0.0205276657936</text:p>
          </table:table-cell>
          <table:table-cell table:formula="of:=[.B20]*[.D20]" office:value-type="float" office:value="0.0209487342064" calcext:value-type="float">
            <text:p>0.02094873420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201</text:p>
          </table:table-cell>
          <table:table-cell office:value-type="float" office:value="0.251418" calcext:value-type="float">
            <text:p>0.251418</text:p>
          </table:table-cell>
          <table:table-cell table:formula="of:=1-[.D21]" office:value-type="float" office:value="0.811402" calcext:value-type="float">
            <text:p>0.811402</text:p>
          </table:table-cell>
          <table:table-cell office:value-type="float" office:value="0.188598" calcext:value-type="float">
            <text:p>0.188598</text:p>
          </table:table-cell>
          <table:table-cell table:formula="of:=[.B21]*[.C21]" office:value-type="float" office:value="0.204001068036" calcext:value-type="float">
            <text:p>0.204001068036</text:p>
          </table:table-cell>
          <table:table-cell table:formula="of:=[.B21]*[.D21]" office:value-type="float" office:value="0.047416931964" calcext:value-type="float">
            <text:p>0.0474169319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202</text:p>
          </table:table-cell>
          <table:table-cell office:value-type="float" office:value="0.0164267" calcext:value-type="float">
            <text:p>0.0164267</text:p>
          </table:table-cell>
          <table:table-cell table:formula="of:=1-[.D22]" office:value-type="float" office:value="0.785311" calcext:value-type="float">
            <text:p>0.785311</text:p>
          </table:table-cell>
          <table:table-cell office:value-type="float" office:value="0.214689" calcext:value-type="float">
            <text:p>0.214689</text:p>
          </table:table-cell>
          <table:table-cell table:formula="of:=[.B22]*[.C22]" office:value-type="float" office:value="0.0129000682037" calcext:value-type="float">
            <text:p>0.0129000682037</text:p>
          </table:table-cell>
          <table:table-cell table:formula="of:=[.B22]*[.D22]" office:value-type="float" office:value="0.0035266317963" calcext:value-type="float">
            <text:p>0.00352663179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M</text:p>
          </table:table-cell>
          <table:table-cell table:style-name="ce21" table:formula="of:=SUM([.B16:.B22])" office:value-type="float" office:value="0.9999999" calcext:value-type="float">
            <text:p>0.9999999</text:p>
          </table:table-cell>
          <table:table-cell table:number-columns-repeated="2"/>
          <table:table-cell table:style-name="ce3" table:formula="of:=SUM([.E16:.E22])" office:value-type="float" office:value="0.7775936873171" calcext:value-type="float">
            <text:p>0.7775936873171</text:p>
          </table:table-cell>
          <table:table-cell table:style-name="ce4" table:formula="of:=SUM([.F16:.F22])" office:value-type="float" office:value="0.2224062126829" calcext:value-type="float">
            <text:p>0.2224062126829</text:p>
          </table:table-cell>
          <table:table-cell table:formula="of:=SUM([.E23:.F23])" office:value-type="float" office:value="0.9999999" calcext:value-type="float">
            <text:p>0.9999999</text:p>
          </table:table-cell>
          <table:table-cell/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string" calcext:value-type="string">
            <text:p>SSD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ODE</text:p>
          </table:table-cell>
          <table:table-cell office:value-type="string" calcext:value-type="string">
            <text:p>ratio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LOST</text:p>
          </table:table-cell>
          <table:table-cell office:value-type="string" calcext:value-type="string">
            <text:p>r_good</text:p>
          </table:table-cell>
          <table:table-cell office:value-type="string" calcext:value-type="string">
            <text:p>r_lost</text:p>
          </table:table-cell>
          <table:table-cell office:value-type="string" calcext:value-type="string">
            <text:p>Ratio_Tot</text:p>
          </table:table-cell>
          <table:table-cell office:value-type="string" calcext:value-type="string">
            <text:p>Ratio_Lost</text:p>
          </table:table-cell>
        </table:table-row>
        <table:table-row table:style-name="ro1">
          <table:table-cell office:value-type="string" calcext:value-type="string">
            <text:p>#002</text:p>
          </table:table-cell>
          <table:table-cell office:value-type="float" office:value="0.00508784" calcext:value-type="float">
            <text:p>0.00508784</text:p>
          </table:table-cell>
          <table:table-cell table:formula="of:=1-[.D28]" office:value-type="float" office:value="0.62963" calcext:value-type="float">
            <text:p>0.62963</text:p>
          </table:table-cell>
          <table:table-cell office:value-type="float" office:value="0.37037" calcext:value-type="float">
            <text:p>0.37037</text:p>
          </table:table-cell>
          <table:table-cell table:formula="of:=[.B28]*[.C28]" office:value-type="float" office:value="0.0032034566992" calcext:value-type="float">
            <text:p>0.0032034566992</text:p>
          </table:table-cell>
          <table:table-cell table:formula="of:=[.B28]*[.D28]" office:value-type="float" office:value="0.0018843833008" calcext:value-type="float">
            <text:p>0.0018843833008</text:p>
          </table:table-cell>
          <table:table-cell office:value-type="float" office:value="0.0068" calcext:value-type="float">
            <text:p>0.0068</text:p>
          </table:table-cell>
          <table:table-cell table:style-name="ce4" table:formula="of:=[.G28]*(1-[.E35])" office:value-type="float" office:value="0.00222861198733113" calcext:value-type="float">
            <text:p>0.002228611987331</text:p>
          </table:table-cell>
        </table:table-row>
        <table:table-row table:style-name="ro1">
          <table:table-cell office:value-type="string" calcext:value-type="string">
            <text:p>#020</text:p>
          </table:table-cell>
          <table:table-cell office:value-type="float" office:value="0.812998" calcext:value-type="float">
            <text:p>0.812998</text:p>
          </table:table-cell>
          <table:table-cell table:formula="of:=1-[.D29]" office:value-type="float" office:value="0.659761" calcext:value-type="float">
            <text:p>0.659761</text:p>
          </table:table-cell>
          <table:table-cell office:value-type="float" office:value="0.340239" calcext:value-type="float">
            <text:p>0.340239</text:p>
          </table:table-cell>
          <table:table-cell table:formula="of:=[.B29]*[.C29]" office:value-type="float" office:value="0.536384373478" calcext:value-type="float">
            <text:p>0.536384373478</text:p>
          </table:table-cell>
          <table:table-cell table:formula="of:=[.B29]*[.D29]" office:value-type="float" office:value="0.276613626522" calcext:value-type="float">
            <text:p>0.2766136265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101</text:p>
          </table:table-cell>
          <table:table-cell office:value-type="float" office:value="0.0900451" calcext:value-type="float">
            <text:p>0.0900451</text:p>
          </table:table-cell>
          <table:table-cell table:formula="of:=1-[.D30]" office:value-type="float" office:value="0.722543" calcext:value-type="float">
            <text:p>0.722543</text:p>
          </table:table-cell>
          <table:table-cell office:value-type="float" office:value="0.277457" calcext:value-type="float">
            <text:p>0.277457</text:p>
          </table:table-cell>
          <table:table-cell table:formula="of:=[.B30]*[.C30]" office:value-type="float" office:value="0.0650614566893" calcext:value-type="float">
            <text:p>0.0650614566893</text:p>
          </table:table-cell>
          <table:table-cell table:formula="of:=[.B30]*[.D30]" office:value-type="float" office:value="0.0249836433107" calcext:value-type="float">
            <text:p>0.02498364331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102</text:p>
          </table:table-cell>
          <table:table-cell office:value-type="float" office:value="0.0134396" calcext:value-type="float">
            <text:p>0.0134396</text:p>
          </table:table-cell>
          <table:table-cell table:formula="of:=1-[.D31]" office:value-type="float" office:value="0.761905" calcext:value-type="float">
            <text:p>0.761905</text:p>
          </table:table-cell>
          <table:table-cell office:value-type="float" office:value="0.238095" calcext:value-type="float">
            <text:p>0.238095</text:p>
          </table:table-cell>
          <table:table-cell table:formula="of:=[.B31]*[.C31]" office:value-type="float" office:value="0.010239698438" calcext:value-type="float">
            <text:p>0.010239698438</text:p>
          </table:table-cell>
          <table:table-cell table:formula="of:=[.B31]*[.D31]" office:value-type="float" office:value="0.003199901562" calcext:value-type="float">
            <text:p>0.0031999015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200</text:p>
          </table:table-cell>
          <table:table-cell office:value-type="float" office:value="0.0063358" calcext:value-type="float">
            <text:p>0.0063358</text:p>
          </table:table-cell>
          <table:table-cell table:formula="of:=1-[.D32]" office:value-type="float" office:value="0.222222" calcext:value-type="float">
            <text:p>0.222222</text:p>
          </table:table-cell>
          <table:table-cell office:value-type="float" office:value="0.777778" calcext:value-type="float">
            <text:p>0.777778</text:p>
          </table:table-cell>
          <table:table-cell table:formula="of:=[.B32]*[.C32]" office:value-type="float" office:value="0.0014079541476" calcext:value-type="float">
            <text:p>0.0014079541476</text:p>
          </table:table-cell>
          <table:table-cell table:formula="of:=[.B32]*[.D32]" office:value-type="float" office:value="0.0049278458524" calcext:value-type="float">
            <text:p>0.00492784585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201</text:p>
          </table:table-cell>
          <table:table-cell office:value-type="float" office:value="0.0708937" calcext:value-type="float">
            <text:p>0.0708937</text:p>
          </table:table-cell>
          <table:table-cell table:formula="of:=1-[.D33]" office:value-type="float" office:value="0.77439" calcext:value-type="float">
            <text:p>0.77439</text:p>
          </table:table-cell>
          <table:table-cell office:value-type="float" office:value="0.22561" calcext:value-type="float">
            <text:p>0.22561</text:p>
          </table:table-cell>
          <table:table-cell table:formula="of:=[.B33]*[.C33]" office:value-type="float" office:value="0.054899372343" calcext:value-type="float">
            <text:p>0.054899372343</text:p>
          </table:table-cell>
          <table:table-cell table:formula="of:=[.B33]*[.D33]" office:value-type="float" office:value="0.015994327657" calcext:value-type="float">
            <text:p>0.0159943276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202</text:p>
          </table:table-cell>
          <table:table-cell office:value-type="float" office:value="0.00119996" calcext:value-type="float">
            <text:p>0.00119996</text:p>
          </table:table-cell>
          <table:table-cell table:formula="of:=1-[.D34]" office:value-type="float" office:value="0.888889" calcext:value-type="float">
            <text:p>0.888889</text:p>
          </table:table-cell>
          <table:table-cell office:value-type="float" office:value="0.111111" calcext:value-type="float">
            <text:p>0.111111</text:p>
          </table:table-cell>
          <table:table-cell table:formula="of:=[.B34]*[.C34]" office:value-type="float" office:value="0.00106663124444" calcext:value-type="float">
            <text:p>0.00106663124444</text:p>
          </table:table-cell>
          <table:table-cell table:formula="of:=[.B34]*[.D34]" office:value-type="float" office:value="0.00013332875556" calcext:value-type="float">
            <text:p>0.000133328755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M</text:p>
          </table:table-cell>
          <table:table-cell table:style-name="ce21" table:formula="of:=SUM([.B28:.B34])" office:value-type="float" office:value="1" calcext:value-type="float">
            <text:p>1</text:p>
          </table:table-cell>
          <table:table-cell table:number-columns-repeated="2"/>
          <table:table-cell table:style-name="ce3" table:formula="of:=SUM([.E28:.E34])" office:value-type="float" office:value="0.67226294303954" calcext:value-type="float">
            <text:p>0.67226294303954</text:p>
          </table:table-cell>
          <table:table-cell table:style-name="ce4" table:formula="of:=SUM([.F28:.F34])" office:value-type="float" office:value="0.32773705696046" calcext:value-type="float">
            <text:p>0.32773705696046</text:p>
          </table:table-cell>
          <table:table-cell table:formula="of:=SUM([.E35:.F35])" office:value-type="float" office:value="1" calcext:value-type="float">
            <text:p>1</text:p>
          </table:table-cell>
          <table:table-cell/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string" calcext:value-type="string">
            <text:p>SSD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ODE</text:p>
          </table:table-cell>
          <table:table-cell office:value-type="string" calcext:value-type="string">
            <text:p>ratio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LOST</text:p>
          </table:table-cell>
          <table:table-cell office:value-type="string" calcext:value-type="string">
            <text:p>r_good</text:p>
          </table:table-cell>
          <table:table-cell office:value-type="string" calcext:value-type="string">
            <text:p>r_lost</text:p>
          </table:table-cell>
          <table:table-cell office:value-type="string" calcext:value-type="string">
            <text:p>Ratio_Tot</text:p>
          </table:table-cell>
          <table:table-cell office:value-type="string" calcext:value-type="string">
            <text:p>Ratio_Lost</text:p>
          </table:table-cell>
        </table:table-row>
        <table:table-row table:style-name="ro1">
          <table:table-cell office:value-type="string" calcext:value-type="string">
            <text:p>#002</text:p>
          </table:table-cell>
          <table:table-cell office:value-type="float" office:value="0.259977" calcext:value-type="float">
            <text:p>0.259977</text:p>
          </table:table-cell>
          <table:table-cell table:formula="of:=1-[.D40]" office:value-type="float" office:value="0.735398" calcext:value-type="float">
            <text:p>0.735398</text:p>
          </table:table-cell>
          <table:table-cell office:value-type="float" office:value="0.264602" calcext:value-type="float">
            <text:p>0.264602</text:p>
          </table:table-cell>
          <table:table-cell table:formula="of:=[.B40]*[.C40]" office:value-type="float" office:value="0.191186565846" calcext:value-type="float">
            <text:p>0.191186565846</text:p>
          </table:table-cell>
          <table:table-cell table:formula="of:=[.B40]*[.D40]" office:value-type="float" office:value="0.068790434154" calcext:value-type="float">
            <text:p>0.068790434154</text:p>
          </table:table-cell>
          <table:table-cell office:value-type="float" office:value="0.0222" calcext:value-type="float">
            <text:p>0.0222</text:p>
          </table:table-cell>
          <table:table-cell table:style-name="ce4" table:formula="of:=[.G40]*(1-[.E47])" office:value-type="float" office:value="0.00717472131471962" calcext:value-type="float">
            <text:p>0.00717472131472</text:p>
          </table:table-cell>
        </table:table-row>
        <table:table-row table:style-name="ro1">
          <table:table-cell office:value-type="string" calcext:value-type="string">
            <text:p>#020</text:p>
          </table:table-cell>
          <table:table-cell office:value-type="float" office:value="0.209506" calcext:value-type="float">
            <text:p>0.209506</text:p>
          </table:table-cell>
          <table:table-cell table:formula="of:=1-[.D41]" office:value-type="float" office:value="0.54055" calcext:value-type="float">
            <text:p>0.54055</text:p>
          </table:table-cell>
          <table:table-cell office:value-type="float" office:value="0.45945" calcext:value-type="float">
            <text:p>0.45945</text:p>
          </table:table-cell>
          <table:table-cell table:formula="of:=[.B41]*[.C41]" office:value-type="float" office:value="0.1132484683" calcext:value-type="float">
            <text:p>0.1132484683</text:p>
          </table:table-cell>
          <table:table-cell table:formula="of:=[.B41]*[.D41]" office:value-type="float" office:value="0.0962575317" calcext:value-type="float">
            <text:p>0.09625753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101</text:p>
          </table:table-cell>
          <table:table-cell office:value-type="float" office:value="0.29696" calcext:value-type="float">
            <text:p>0.29696</text:p>
          </table:table-cell>
          <table:table-cell table:formula="of:=1-[.D42]" office:value-type="float" office:value="0.697274" calcext:value-type="float">
            <text:p>0.697274</text:p>
          </table:table-cell>
          <table:table-cell office:value-type="float" office:value="0.302726" calcext:value-type="float">
            <text:p>0.302726</text:p>
          </table:table-cell>
          <table:table-cell table:formula="of:=[.B42]*[.C42]" office:value-type="float" office:value="0.20706248704" calcext:value-type="float">
            <text:p>0.20706248704</text:p>
          </table:table-cell>
          <table:table-cell table:formula="of:=[.B42]*[.D42]" office:value-type="float" office:value="0.08989751296" calcext:value-type="float">
            <text:p>0.089897512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102</text:p>
          </table:table-cell>
          <table:table-cell office:value-type="float" office:value="0.17709" calcext:value-type="float">
            <text:p>0.17709</text:p>
          </table:table-cell>
          <table:table-cell table:formula="of:=1-[.D43]" office:value-type="float" office:value="0.711144" calcext:value-type="float">
            <text:p>0.711144</text:p>
          </table:table-cell>
          <table:table-cell office:value-type="float" office:value="0.288856" calcext:value-type="float">
            <text:p>0.288856</text:p>
          </table:table-cell>
          <table:table-cell table:formula="of:=[.B43]*[.C43]" office:value-type="float" office:value="0.12593649096" calcext:value-type="float">
            <text:p>0.12593649096</text:p>
          </table:table-cell>
          <table:table-cell table:formula="of:=[.B43]*[.D43]" office:value-type="float" office:value="0.05115350904" calcext:value-type="float">
            <text:p>0.051153509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200</text:p>
          </table:table-cell>
          <table:table-cell office:value-type="float" office:value="0.00367973" calcext:value-type="float">
            <text:p>0.00367973</text:p>
          </table:table-cell>
          <table:table-cell table:formula="of:=1-[.D44]" office:value-type="float" office:value="0.428571" calcext:value-type="float">
            <text:p>0.428571</text:p>
          </table:table-cell>
          <table:table-cell office:value-type="float" office:value="0.571429" calcext:value-type="float">
            <text:p>0.571429</text:p>
          </table:table-cell>
          <table:table-cell table:formula="of:=[.B44]*[.C44]" office:value-type="float" office:value="0.00157702556583" calcext:value-type="float">
            <text:p>0.00157702556583</text:p>
          </table:table-cell>
          <table:table-cell table:formula="of:=[.B44]*[.D44]" office:value-type="float" office:value="0.00210270443417" calcext:value-type="float">
            <text:p>0.002102704434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201</text:p>
          </table:table-cell>
          <table:table-cell office:value-type="float" office:value="0.0430846" calcext:value-type="float">
            <text:p>0.0430846</text:p>
          </table:table-cell>
          <table:table-cell table:formula="of:=1-[.D45]" office:value-type="float" office:value="0.733681" calcext:value-type="float">
            <text:p>0.733681</text:p>
          </table:table-cell>
          <table:table-cell office:value-type="float" office:value="0.266319" calcext:value-type="float">
            <text:p>0.266319</text:p>
          </table:table-cell>
          <table:table-cell table:formula="of:=[.B45]*[.C45]" office:value-type="float" office:value="0.0316103524126" calcext:value-type="float">
            <text:p>0.0316103524126</text:p>
          </table:table-cell>
          <table:table-cell table:formula="of:=[.B45]*[.D45]" office:value-type="float" office:value="0.0114742475874" calcext:value-type="float">
            <text:p>0.01147424758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202</text:p>
          </table:table-cell>
          <table:table-cell office:value-type="float" office:value="0.00970231" calcext:value-type="float">
            <text:p>0.00970231</text:p>
          </table:table-cell>
          <table:table-cell table:formula="of:=1-[.D46]" office:value-type="float" office:value="0.638298" calcext:value-type="float">
            <text:p>0.638298</text:p>
          </table:table-cell>
          <table:table-cell office:value-type="float" office:value="0.361702" calcext:value-type="float">
            <text:p>0.361702</text:p>
          </table:table-cell>
          <table:table-cell table:formula="of:=[.B46]*[.C46]" office:value-type="float" office:value="0.00619296506838" calcext:value-type="float">
            <text:p>0.00619296506838</text:p>
          </table:table-cell>
          <table:table-cell table:formula="of:=[.B46]*[.D46]" office:value-type="float" office:value="0.00350934493162" calcext:value-type="float">
            <text:p>0.003509344931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M</text:p>
          </table:table-cell>
          <table:table-cell table:style-name="ce21" table:formula="of:=SUM([.B40:.B46])" office:value-type="float" office:value="0.99999964" calcext:value-type="float">
            <text:p>0.99999964</text:p>
          </table:table-cell>
          <table:table-cell table:number-columns-repeated="2"/>
          <table:table-cell table:style-name="ce3" table:formula="of:=SUM([.E40:.E46])" office:value-type="float" office:value="0.67681435519281" calcext:value-type="float">
            <text:p>0.67681435519281</text:p>
          </table:table-cell>
          <table:table-cell table:style-name="ce4" table:formula="of:=SUM([.F40:.F46])" office:value-type="float" office:value="0.32318528480719" calcext:value-type="float">
            <text:p>0.32318528480719</text:p>
          </table:table-cell>
          <table:table-cell table:formula="of:=SUM([.E47:.F47])" office:value-type="float" office:value="0.99999964" calcext:value-type="float">
            <text:p>0.99999964</text:p>
          </table:table-cell>
          <table:table-cell/>
        </table:table-row>
        <table:table-row table:style-name="ro1" table:number-rows-repeated="10">
          <table:table-cell table:number-columns-repeated="8"/>
        </table:table-row>
        <table:table-row table:style-name="ro1">
          <table:table-cell table:number-columns-repeated="3"/>
          <table:table-cell table:style-name="ce22"/>
          <table:table-cell table:number-columns-repeated="4"/>
        </table:table-row>
      </table:table>
      <table:table table:name="g2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gmulti=2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SD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ODE</text:p>
          </table:table-cell>
          <table:table-cell office:value-type="string" calcext:value-type="string">
            <text:p>ratio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LOST</text:p>
          </table:table-cell>
          <table:table-cell office:value-type="string" calcext:value-type="string">
            <text:p>r_good</text:p>
          </table:table-cell>
          <table:table-cell office:value-type="string" calcext:value-type="string">
            <text:p>r_lost</text:p>
          </table:table-cell>
          <table:table-cell office:value-type="string" calcext:value-type="string">
            <text:p>Ratio_Tot</text:p>
          </table:table-cell>
          <table:table-cell office:value-type="string" calcext:value-type="string">
            <text:p>Ratio_Lost</text:p>
          </table:table-cell>
        </table:table-row>
        <table:table-row table:style-name="ro1">
          <table:table-cell office:value-type="string" calcext:value-type="string">
            <text:p>#001</text:p>
          </table:table-cell>
          <table:table-cell office:value-type="float" office:value="0.0321635" calcext:value-type="float">
            <text:p>0.0321635</text:p>
          </table:table-cell>
          <table:table-cell table:formula="of:=1-[.D4]" office:value-type="float" office:value="0.88848" calcext:value-type="float">
            <text:p>0.88848</text:p>
          </table:table-cell>
          <table:table-cell office:value-type="float" office:value="0.11152" calcext:value-type="float">
            <text:p>0.11152</text:p>
          </table:table-cell>
          <table:table-cell table:formula="of:=[.B4]*[.C4]" office:value-type="float" office:value="0.02857662648" calcext:value-type="float">
            <text:p>0.02857662648</text:p>
          </table:table-cell>
          <table:table-cell table:formula="of:=[.B4]*[.D4]" office:value-type="float" office:value="0.00358687352" calcext:value-type="float">
            <text:p>0.00358687352</text:p>
          </table:table-cell>
          <table:table-cell office:value-type="float" office:value="0.2308" calcext:value-type="float">
            <text:p>0.2308</text:p>
          </table:table-cell>
          <table:table-cell table:formula="of:=[.G4]*(1-[.E8])" office:value-type="float" office:value="0.0514583151398151" calcext:value-type="float">
            <text:p>0.051458315139815</text:p>
          </table:table-cell>
        </table:table-row>
        <table:table-row table:style-name="ro1">
          <table:table-cell office:value-type="string" calcext:value-type="string">
            <text:p>#010</text:p>
          </table:table-cell>
          <table:table-cell office:value-type="float" office:value="0.953151" calcext:value-type="float">
            <text:p>0.953151</text:p>
          </table:table-cell>
          <table:table-cell table:formula="of:=1-[.D5]" office:value-type="float" office:value="0.77282" calcext:value-type="float">
            <text:p>0.77282</text:p>
          </table:table-cell>
          <table:table-cell office:value-type="float" office:value="0.22718" calcext:value-type="float">
            <text:p>0.22718</text:p>
          </table:table-cell>
          <table:table-cell table:formula="of:=[.B5]*[.C5]" office:value-type="float" office:value="0.73661415582" calcext:value-type="float">
            <text:p>0.73661415582</text:p>
          </table:table-cell>
          <table:table-cell table:formula="of:=[.B5]*[.D5]" office:value-type="float" office:value="0.21653684418" calcext:value-type="float">
            <text:p>0.216536844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100</text:p>
          </table:table-cell>
          <table:table-cell office:value-type="float" office:value="0.0140525" calcext:value-type="float">
            <text:p>0.0140525</text:p>
          </table:table-cell>
          <table:table-cell table:formula="of:=1-[.D6]" office:value-type="float" office:value="0.810766" calcext:value-type="float">
            <text:p>0.810766</text:p>
          </table:table-cell>
          <table:table-cell office:value-type="float" office:value="0.189234" calcext:value-type="float">
            <text:p>0.189234</text:p>
          </table:table-cell>
          <table:table-cell table:formula="of:=[.B6]*[.C6]" office:value-type="float" office:value="0.011393289215" calcext:value-type="float">
            <text:p>0.011393289215</text:p>
          </table:table-cell>
          <table:table-cell table:formula="of:=[.B6]*[.D6]" office:value-type="float" office:value="0.002659210785" calcext:value-type="float">
            <text:p>0.0026592107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101</text:p>
          </table:table-cell>
          <table:table-cell office:value-type="float" office:value="0.000632694" calcext:value-type="float">
            <text:p>0.000632694</text:p>
          </table:table-cell>
          <table:table-cell table:formula="of:=1-[.D7]" office:value-type="float" office:value="0.726455" calcext:value-type="float">
            <text:p>0.726455</text:p>
          </table:table-cell>
          <table:table-cell office:value-type="float" office:value="0.273545" calcext:value-type="float">
            <text:p>0.273545</text:p>
          </table:table-cell>
          <table:table-cell table:formula="of:=[.B7]*[.C7]" office:value-type="float" office:value="0.00045962371977" calcext:value-type="float">
            <text:p>0.00045962371977</text:p>
          </table:table-cell>
          <table:table-cell table:formula="of:=[.B7]*[.D7]" office:value-type="float" office:value="0.00017307028023" calcext:value-type="float">
            <text:p>0.000173070280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M</text:p>
          </table:table-cell>
          <table:table-cell table:style-name="ce21" table:formula="of:=SUM([.B4:.B7])" office:value-type="float" office:value="0.999999694" calcext:value-type="float">
            <text:p>0.999999694</text:p>
          </table:table-cell>
          <table:table-cell table:number-columns-repeated="2"/>
          <table:table-cell table:style-name="ce3" table:formula="of:=SUM([.E4:.E7])" office:value-type="float" office:value="0.77704369523477" calcext:value-type="float">
            <text:p>0.77704369523477</text:p>
          </table:table-cell>
          <table:table-cell table:style-name="ce4" table:formula="of:=SUM([.F4:.F7])" office:value-type="float" office:value="0.22295599876523" calcext:value-type="float">
            <text:p>0.22295599876523</text:p>
          </table:table-cell>
          <table:table-cell table:formula="of:=SUM([.E8:.F8])" office:value-type="float" office:value="0.999999694" calcext:value-type="float">
            <text:p>0.999999694</text:p>
          </table:table-cell>
          <table:table-cell/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string" calcext:value-type="string">
            <text:p>SSD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ODE</text:p>
          </table:table-cell>
          <table:table-cell office:value-type="string" calcext:value-type="string">
            <text:p>ratio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LOST</text:p>
          </table:table-cell>
          <table:table-cell office:value-type="string" calcext:value-type="string">
            <text:p>r_good</text:p>
          </table:table-cell>
          <table:table-cell office:value-type="string" calcext:value-type="string">
            <text:p>r_lost</text:p>
          </table:table-cell>
          <table:table-cell office:value-type="string" calcext:value-type="string">
            <text:p>Ratio_Tot</text:p>
          </table:table-cell>
          <table:table-cell office:value-type="string" calcext:value-type="string">
            <text:p>Ratio_Lost</text:p>
          </table:table-cell>
        </table:table-row>
        <table:table-row table:style-name="ro1">
          <table:table-cell office:value-type="string" calcext:value-type="string">
            <text:p>#001</text:p>
          </table:table-cell>
          <table:table-cell office:value-type="float" office:value="0.229159" calcext:value-type="float">
            <text:p>0.229159</text:p>
          </table:table-cell>
          <table:table-cell table:formula="of:=1-[.D13]" office:value-type="float" office:value="0.886622" calcext:value-type="float">
            <text:p>0.886622</text:p>
          </table:table-cell>
          <table:table-cell office:value-type="float" office:value="0.113378" calcext:value-type="float">
            <text:p>0.113378</text:p>
          </table:table-cell>
          <table:table-cell table:formula="of:=[.B13]*[.C13]" office:value-type="float" office:value="0.203177410898" calcext:value-type="float">
            <text:p>0.203177410898</text:p>
          </table:table-cell>
          <table:table-cell table:formula="of:=[.B13]*[.D13]" office:value-type="float" office:value="0.025981589102" calcext:value-type="float">
            <text:p>0.025981589102</text:p>
          </table:table-cell>
          <table:table-cell office:value-type="float" office:value="0.1817" calcext:value-type="float">
            <text:p>0.1817</text:p>
          </table:table-cell>
          <table:table-cell table:formula="of:=[.G13]*(1-[.E17])" office:value-type="float" office:value="0.0274394102998865" calcext:value-type="float">
            <text:p>0.027439410299887</text:p>
          </table:table-cell>
        </table:table-row>
        <table:table-row table:style-name="ro1">
          <table:table-cell office:value-type="string" calcext:value-type="string">
            <text:p>#010</text:p>
          </table:table-cell>
          <table:table-cell office:value-type="float" office:value="0.371222" calcext:value-type="float">
            <text:p>0.371222</text:p>
          </table:table-cell>
          <table:table-cell table:formula="of:=1-[.D14]" office:value-type="float" office:value="0.811073" calcext:value-type="float">
            <text:p>0.811073</text:p>
          </table:table-cell>
          <table:table-cell office:value-type="float" office:value="0.188927" calcext:value-type="float">
            <text:p>0.188927</text:p>
          </table:table-cell>
          <table:table-cell table:formula="of:=[.B14]*[.C14]" office:value-type="float" office:value="0.301088141206" calcext:value-type="float">
            <text:p>0.301088141206</text:p>
          </table:table-cell>
          <table:table-cell table:formula="of:=[.B14]*[.D14]" office:value-type="float" office:value="0.070133858794" calcext:value-type="float">
            <text:p>0.0701338587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100</text:p>
          </table:table-cell>
          <table:table-cell office:value-type="float" office:value="0.29291" calcext:value-type="float">
            <text:p>0.29291</text:p>
          </table:table-cell>
          <table:table-cell table:formula="of:=1-[.D15]" office:value-type="float" office:value="0.859896" calcext:value-type="float">
            <text:p>0.859896</text:p>
          </table:table-cell>
          <table:table-cell office:value-type="float" office:value="0.140104" calcext:value-type="float">
            <text:p>0.140104</text:p>
          </table:table-cell>
          <table:table-cell table:formula="of:=[.B15]*[.C15]" office:value-type="float" office:value="0.25187213736" calcext:value-type="float">
            <text:p>0.25187213736</text:p>
          </table:table-cell>
          <table:table-cell table:formula="of:=[.B15]*[.D15]" office:value-type="float" office:value="0.04103786264" calcext:value-type="float">
            <text:p>0.041037862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101</text:p>
          </table:table-cell>
          <table:table-cell office:value-type="float" office:value="0.106709" calcext:value-type="float">
            <text:p>0.106709</text:p>
          </table:table-cell>
          <table:table-cell table:formula="of:=1-[.D16]" office:value-type="float" office:value="0.870099" calcext:value-type="float">
            <text:p>0.870099</text:p>
          </table:table-cell>
          <table:table-cell office:value-type="float" office:value="0.129901" calcext:value-type="float">
            <text:p>0.129901</text:p>
          </table:table-cell>
          <table:table-cell table:formula="of:=[.B16]*[.C16]" office:value-type="float" office:value="0.092847394191" calcext:value-type="float">
            <text:p>0.092847394191</text:p>
          </table:table-cell>
          <table:table-cell table:formula="of:=[.B16]*[.D16]" office:value-type="float" office:value="0.013861605809" calcext:value-type="float">
            <text:p>0.0138616058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M</text:p>
          </table:table-cell>
          <table:table-cell table:style-name="ce21" table:formula="of:=SUM([.B13:.B16])" office:value-type="float" office:value="1" calcext:value-type="float">
            <text:p>1</text:p>
          </table:table-cell>
          <table:table-cell table:number-columns-repeated="2"/>
          <table:table-cell table:style-name="ce3" table:formula="of:=SUM([.E13:.E16])" office:value-type="float" office:value="0.848985083655" calcext:value-type="float">
            <text:p>0.848985083655</text:p>
          </table:table-cell>
          <table:table-cell table:style-name="ce4" table:formula="of:=SUM([.F13:.F16])" office:value-type="float" office:value="0.151014916345" calcext:value-type="float">
            <text:p>0.151014916345</text:p>
          </table:table-cell>
          <table:table-cell table:formula="of:=SUM([.E17:.F17])" office:value-type="float" office:value="1" calcext:value-type="float">
            <text:p>1</text:p>
          </table:table-cell>
          <table:table-cell/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string" calcext:value-type="string">
            <text:p>SSD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ODE</text:p>
          </table:table-cell>
          <table:table-cell office:value-type="string" calcext:value-type="string">
            <text:p>ratio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LOST</text:p>
          </table:table-cell>
          <table:table-cell office:value-type="string" calcext:value-type="string">
            <text:p>r_good</text:p>
          </table:table-cell>
          <table:table-cell office:value-type="string" calcext:value-type="string">
            <text:p>r_lost</text:p>
          </table:table-cell>
          <table:table-cell office:value-type="string" calcext:value-type="string">
            <text:p>Ratio_Tot</text:p>
          </table:table-cell>
          <table:table-cell office:value-type="string" calcext:value-type="string">
            <text:p>Ratio_Lost</text:p>
          </table:table-cell>
        </table:table-row>
        <table:table-row table:style-name="ro1">
          <table:table-cell office:value-type="string" calcext:value-type="string">
            <text:p>#001</text:p>
          </table:table-cell>
          <table:table-cell office:value-type="float" office:value="0.0741976" calcext:value-type="float">
            <text:p>0.0741976</text:p>
          </table:table-cell>
          <table:table-cell table:formula="of:=1-[.D22]" office:value-type="float" office:value="0.819421" calcext:value-type="float">
            <text:p>0.819421</text:p>
          </table:table-cell>
          <table:table-cell office:value-type="float" office:value="0.180579" calcext:value-type="float">
            <text:p>0.180579</text:p>
          </table:table-cell>
          <table:table-cell table:formula="of:=[.B22]*[.C22]" office:value-type="float" office:value="0.0607990715896" calcext:value-type="float">
            <text:p>0.0607990715896</text:p>
          </table:table-cell>
          <table:table-cell table:formula="of:=[.B22]*[.D22]" office:value-type="float" office:value="0.0133985284104" calcext:value-type="float">
            <text:p>0.0133985284104</text:p>
          </table:table-cell>
          <table:table-cell office:value-type="float" office:value="0.1416" calcext:value-type="float">
            <text:p>0.1416</text:p>
          </table:table-cell>
          <table:table-cell table:formula="of:=[.G22]*(1-[.E26])" office:value-type="float" office:value="0.0313912084605542" calcext:value-type="float">
            <text:p>0.031391208460554</text:p>
          </table:table-cell>
        </table:table-row>
        <table:table-row table:style-name="ro1">
          <table:table-cell office:value-type="string" calcext:value-type="string">
            <text:p>#010</text:p>
          </table:table-cell>
          <table:table-cell office:value-type="float" office:value="0.660554" calcext:value-type="float">
            <text:p>0.660554</text:p>
          </table:table-cell>
          <table:table-cell table:formula="of:=1-[.D23]" office:value-type="float" office:value="0.756885" calcext:value-type="float">
            <text:p>0.756885</text:p>
          </table:table-cell>
          <table:table-cell office:value-type="float" office:value="0.243115" calcext:value-type="float">
            <text:p>0.243115</text:p>
          </table:table-cell>
          <table:table-cell table:formula="of:=[.B23]*[.C23]" office:value-type="float" office:value="0.49996341429" calcext:value-type="float">
            <text:p>0.49996341429</text:p>
          </table:table-cell>
          <table:table-cell table:formula="of:=[.B23]*[.D23]" office:value-type="float" office:value="0.16059058571" calcext:value-type="float">
            <text:p>0.160590585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100</text:p>
          </table:table-cell>
          <table:table-cell office:value-type="float" office:value="0.246549" calcext:value-type="float">
            <text:p>0.246549</text:p>
          </table:table-cell>
          <table:table-cell table:formula="of:=1-[.D24]" office:value-type="float" office:value="0.816966" calcext:value-type="float">
            <text:p>0.816966</text:p>
          </table:table-cell>
          <table:table-cell office:value-type="float" office:value="0.183034" calcext:value-type="float">
            <text:p>0.183034</text:p>
          </table:table-cell>
          <table:table-cell table:formula="of:=[.B24]*[.C24]" office:value-type="float" office:value="0.201422150334" calcext:value-type="float">
            <text:p>0.201422150334</text:p>
          </table:table-cell>
          <table:table-cell table:formula="of:=[.B24]*[.D24]" office:value-type="float" office:value="0.045126849666" calcext:value-type="float">
            <text:p>0.0451268496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101</text:p>
          </table:table-cell>
          <table:table-cell office:value-type="float" office:value="0.0187" calcext:value-type="float">
            <text:p>0.0187</text:p>
          </table:table-cell>
          <table:table-cell table:formula="of:=1-[.D25]" office:value-type="float" office:value="0.862355" calcext:value-type="float">
            <text:p>0.862355</text:p>
          </table:table-cell>
          <table:table-cell office:value-type="float" office:value="0.137645" calcext:value-type="float">
            <text:p>0.137645</text:p>
          </table:table-cell>
          <table:table-cell table:formula="of:=[.B25]*[.C25]" office:value-type="float" office:value="0.0161260385" calcext:value-type="float">
            <text:p>0.0161260385</text:p>
          </table:table-cell>
          <table:table-cell table:formula="of:=[.B25]*[.D25]" office:value-type="float" office:value="0.0025739615" calcext:value-type="float">
            <text:p>0.00257396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M</text:p>
          </table:table-cell>
          <table:table-cell table:style-name="ce21" table:formula="of:=SUM([.B22:.B25])" office:value-type="float" office:value="1.0000006" calcext:value-type="float">
            <text:p>1.0000006</text:p>
          </table:table-cell>
          <table:table-cell table:number-columns-repeated="2"/>
          <table:table-cell table:style-name="ce3" table:formula="of:=SUM([.E22:.E25])" office:value-type="float" office:value="0.7783106747136" calcext:value-type="float">
            <text:p>0.7783106747136</text:p>
          </table:table-cell>
          <table:table-cell table:style-name="ce4" table:formula="of:=SUM([.F22:.F25])" office:value-type="float" office:value="0.2216899252864" calcext:value-type="float">
            <text:p>0.2216899252864</text:p>
          </table:table-cell>
          <table:table-cell table:formula="of:=SUM([.E26:.F26])" office:value-type="float" office:value="1.0000006" calcext:value-type="float">
            <text:p>1.0000006</text:p>
          </table:table-cell>
          <table:table-cell/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string" calcext:value-type="string">
            <text:p>SSD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ODE</text:p>
          </table:table-cell>
          <table:table-cell office:value-type="string" calcext:value-type="string">
            <text:p>ratio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LOST</text:p>
          </table:table-cell>
          <table:table-cell office:value-type="string" calcext:value-type="string">
            <text:p>r_good</text:p>
          </table:table-cell>
          <table:table-cell office:value-type="string" calcext:value-type="string">
            <text:p>r_lost</text:p>
          </table:table-cell>
          <table:table-cell office:value-type="string" calcext:value-type="string">
            <text:p>Ratio_Tot</text:p>
          </table:table-cell>
          <table:table-cell office:value-type="string" calcext:value-type="string">
            <text:p>Ratio_Lost</text:p>
          </table:table-cell>
        </table:table-row>
        <table:table-row table:style-name="ro1">
          <table:table-cell office:value-type="string" calcext:value-type="string">
            <text:p>#001</text:p>
          </table:table-cell>
          <table:table-cell office:value-type="float" office:value="0.387611" calcext:value-type="float">
            <text:p>0.387611</text:p>
          </table:table-cell>
          <table:table-cell table:formula="of:=1-[.D31]" office:value-type="float" office:value="0.840342" calcext:value-type="float">
            <text:p>0.840342</text:p>
          </table:table-cell>
          <table:table-cell office:value-type="float" office:value="0.159658" calcext:value-type="float">
            <text:p>0.159658</text:p>
          </table:table-cell>
          <table:table-cell table:formula="of:=[.B31]*[.C31]" office:value-type="float" office:value="0.325725802962" calcext:value-type="float">
            <text:p>0.325725802962</text:p>
          </table:table-cell>
          <table:table-cell table:formula="of:=[.B31]*[.D31]" office:value-type="float" office:value="0.061885197038" calcext:value-type="float">
            <text:p>0.061885197038</text:p>
          </table:table-cell>
          <table:table-cell office:value-type="float" office:value="0.1837" calcext:value-type="float">
            <text:p>0.1837</text:p>
          </table:table-cell>
          <table:table-cell table:formula="of:=[.G31]*(1-[.E35])" office:value-type="float" office:value="0.0439924568755441" calcext:value-type="float">
            <text:p>0.043992456875544</text:p>
          </table:table-cell>
        </table:table-row>
        <table:table-row table:style-name="ro1">
          <table:table-cell office:value-type="string" calcext:value-type="string">
            <text:p>#010</text:p>
          </table:table-cell>
          <table:table-cell office:value-type="float" office:value="0.381391" calcext:value-type="float">
            <text:p>0.381391</text:p>
          </table:table-cell>
          <table:table-cell table:formula="of:=1-[.D32]" office:value-type="float" office:value="0.682017" calcext:value-type="float">
            <text:p>0.682017</text:p>
          </table:table-cell>
          <table:table-cell office:value-type="float" office:value="0.317983" calcext:value-type="float">
            <text:p>0.317983</text:p>
          </table:table-cell>
          <table:table-cell table:formula="of:=[.B32]*[.C32]" office:value-type="float" office:value="0.260115145647" calcext:value-type="float">
            <text:p>0.260115145647</text:p>
          </table:table-cell>
          <table:table-cell table:formula="of:=[.B32]*[.D32]" office:value-type="float" office:value="0.121275854353" calcext:value-type="float">
            <text:p>0.1212758543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100</text:p>
          </table:table-cell>
          <table:table-cell office:value-type="float" office:value="0.107215" calcext:value-type="float">
            <text:p>0.107215</text:p>
          </table:table-cell>
          <table:table-cell table:formula="of:=1-[.D33]" office:value-type="float" office:value="0.767574" calcext:value-type="float">
            <text:p>0.767574</text:p>
          </table:table-cell>
          <table:table-cell office:value-type="float" office:value="0.232426" calcext:value-type="float">
            <text:p>0.232426</text:p>
          </table:table-cell>
          <table:table-cell table:formula="of:=[.B33]*[.C33]" office:value-type="float" office:value="0.08229544641" calcext:value-type="float">
            <text:p>0.08229544641</text:p>
          </table:table-cell>
          <table:table-cell table:formula="of:=[.B33]*[.D33]" office:value-type="float" office:value="0.02491955359" calcext:value-type="float">
            <text:p>0.024919553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101</text:p>
          </table:table-cell>
          <table:table-cell office:value-type="float" office:value="0.123783" calcext:value-type="float">
            <text:p>0.123783</text:p>
          </table:table-cell>
          <table:table-cell table:formula="of:=1-[.D34]" office:value-type="float" office:value="0.746336" calcext:value-type="float">
            <text:p>0.746336</text:p>
          </table:table-cell>
          <table:table-cell office:value-type="float" office:value="0.253664" calcext:value-type="float">
            <text:p>0.253664</text:p>
          </table:table-cell>
          <table:table-cell table:formula="of:=[.B34]*[.C34]" office:value-type="float" office:value="0.092383709088" calcext:value-type="float">
            <text:p>0.092383709088</text:p>
          </table:table-cell>
          <table:table-cell table:formula="of:=[.B34]*[.D34]" office:value-type="float" office:value="0.031399290912" calcext:value-type="float">
            <text:p>0.0313992909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M</text:p>
          </table:table-cell>
          <table:table-cell table:style-name="ce21" table:formula="of:=SUM([.B31:.B34])" office:value-type="float" office:value="1" calcext:value-type="float">
            <text:p>1</text:p>
          </table:table-cell>
          <table:table-cell table:number-columns-repeated="2"/>
          <table:table-cell table:style-name="ce3" table:formula="of:=SUM([.E31:.E34])" office:value-type="float" office:value="0.760520104107" calcext:value-type="float">
            <text:p>0.760520104107</text:p>
          </table:table-cell>
          <table:table-cell table:style-name="ce4" table:formula="of:=SUM([.F31:.F34])" office:value-type="float" office:value="0.239479895893" calcext:value-type="float">
            <text:p>0.239479895893</text:p>
          </table:table-cell>
          <table:table-cell table:formula="of:=SUM([.E35:.F35])" office:value-type="float" office:value="1" calcext:value-type="float">
            <text:p>1</text:p>
          </table:table-cell>
          <table:table-cell/>
        </table:table-row>
        <table:table-row table:style-name="ro1" table:number-rows-repeated="12">
          <table:table-cell table:number-columns-repeated="8"/>
        </table:table-row>
        <table:table-row table:style-name="ro1">
          <table:table-cell table:number-columns-repeated="3"/>
          <table:table-cell table:style-name="ce22"/>
          <table:table-cell table:number-columns-repeated="4"/>
        </table:table-row>
      </table:table>
      <table:table table:name="g1" table:style-name="ta1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#gmulti=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SD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io_tot</text:p>
          </table:table-cell>
          <table:table-cell office:value-type="string" calcext:value-type="string">
            <text:p>Decoded_good</text:p>
          </table:table-cell>
          <table:table-cell office:value-type="string" calcext:value-type="string">
            <text:p>Decoded_lost</text:p>
          </table:table-cell>
          <table:table-cell office:value-type="string" calcext:value-type="string">
            <text:p>Ratio_good</text:p>
          </table:table-cell>
          <table:table-cell office:value-type="string" calcext:value-type="string">
            <text:p>Ratio_lost</text:p>
          </table:table-cell>
        </table:table-row>
        <table:table-row table:style-name="ro1">
          <table:table-cell office:value-type="float" office:value="0.6347" calcext:value-type="float">
            <text:p>0.6347</text:p>
          </table:table-cell>
          <table:table-cell table:formula="of:=1-[.C4]" office:value-type="float" office:value="0.787773" calcext:value-type="float">
            <text:p>0.787773</text:p>
          </table:table-cell>
          <table:table-cell office:value-type="float" office:value="0.212227" calcext:value-type="float">
            <text:p>0.212227</text:p>
          </table:table-cell>
          <table:table-cell table:style-name="ce3" table:formula="of:=[.A4]*[.B4]" office:value-type="float" office:value="0.4999995231" calcext:value-type="float">
            <text:p>0.4999995231</text:p>
          </table:table-cell>
          <table:table-cell table:style-name="ce21" table:formula="of:=[.A4]*[.C4]" office:value-type="float" office:value="0.1347004769" calcext:value-type="float">
            <text:p>0.1347004769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SSD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io_tot</text:p>
          </table:table-cell>
          <table:table-cell office:value-type="string" calcext:value-type="string">
            <text:p>Decoded_good</text:p>
          </table:table-cell>
          <table:table-cell office:value-type="string" calcext:value-type="string">
            <text:p>Decoded_lost</text:p>
          </table:table-cell>
          <table:table-cell office:value-type="string" calcext:value-type="string">
            <text:p>Ratio_good</text:p>
          </table:table-cell>
          <table:table-cell office:value-type="string" calcext:value-type="string">
            <text:p>Ratio_lost</text:p>
          </table:table-cell>
        </table:table-row>
        <table:table-row table:style-name="ro1">
          <table:table-cell office:value-type="float" office:value="0.6888" calcext:value-type="float">
            <text:p>0.6888</text:p>
          </table:table-cell>
          <table:table-cell table:formula="of:=1-[.C9]" office:value-type="float" office:value="0.845635" calcext:value-type="float">
            <text:p>0.845635</text:p>
          </table:table-cell>
          <table:table-cell office:value-type="float" office:value="0.154365" calcext:value-type="float">
            <text:p>0.154365</text:p>
          </table:table-cell>
          <table:table-cell table:style-name="ce3" table:formula="of:=[.A9]*[.B9]" office:value-type="float" office:value="0.582473388" calcext:value-type="float">
            <text:p>0.582473388</text:p>
          </table:table-cell>
          <table:table-cell table:style-name="ce21" table:formula="of:=[.A9]*[.C9]" office:value-type="float" office:value="0.106326612" calcext:value-type="float">
            <text:p>0.106326612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SSD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io_tot</text:p>
          </table:table-cell>
          <table:table-cell office:value-type="string" calcext:value-type="string">
            <text:p>Decoded_good</text:p>
          </table:table-cell>
          <table:table-cell office:value-type="string" calcext:value-type="string">
            <text:p>Decoded_lost</text:p>
          </table:table-cell>
          <table:table-cell office:value-type="string" calcext:value-type="string">
            <text:p>Ratio_good</text:p>
          </table:table-cell>
          <table:table-cell office:value-type="string" calcext:value-type="string">
            <text:p>Ratio_lost</text:p>
          </table:table-cell>
        </table:table-row>
        <table:table-row table:style-name="ro1">
          <table:table-cell office:value-type="float" office:value="0.7721" calcext:value-type="float">
            <text:p>0.7721</text:p>
          </table:table-cell>
          <table:table-cell table:formula="of:=1-[.C14]" office:value-type="float" office:value="0.807565" calcext:value-type="float">
            <text:p>0.807565</text:p>
          </table:table-cell>
          <table:table-cell office:value-type="float" office:value="0.192435" calcext:value-type="float">
            <text:p>0.192435</text:p>
          </table:table-cell>
          <table:table-cell table:style-name="ce3" table:formula="of:=[.A14]*[.B14]" office:value-type="float" office:value="0.6235209365" calcext:value-type="float">
            <text:p>0.6235209365</text:p>
          </table:table-cell>
          <table:table-cell table:style-name="ce21" table:formula="of:=[.A14]*[.C14]" office:value-type="float" office:value="0.1485790635" calcext:value-type="float">
            <text:p>0.1485790635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SSD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io_tot</text:p>
          </table:table-cell>
          <table:table-cell office:value-type="string" calcext:value-type="string">
            <text:p>Decoded_good</text:p>
          </table:table-cell>
          <table:table-cell office:value-type="string" calcext:value-type="string">
            <text:p>Decoded_lost</text:p>
          </table:table-cell>
          <table:table-cell office:value-type="string" calcext:value-type="string">
            <text:p>Ratio_good</text:p>
          </table:table-cell>
          <table:table-cell office:value-type="string" calcext:value-type="string">
            <text:p>Ratio_lost</text:p>
          </table:table-cell>
        </table:table-row>
        <table:table-row table:style-name="ro1">
          <table:table-cell office:value-type="float" office:value="0.7001" calcext:value-type="float">
            <text:p>0.7001</text:p>
          </table:table-cell>
          <table:table-cell table:formula="of:=1-[.C19]" office:value-type="float" office:value="0.724467" calcext:value-type="float">
            <text:p>0.724467</text:p>
          </table:table-cell>
          <table:table-cell office:value-type="float" office:value="0.275533" calcext:value-type="float">
            <text:p>0.275533</text:p>
          </table:table-cell>
          <table:table-cell table:style-name="ce3" table:formula="of:=[.A19]*[.B19]" office:value-type="float" office:value="0.5071993467" calcext:value-type="float">
            <text:p>0.5071993467</text:p>
          </table:table-cell>
          <table:table-cell table:style-name="ce21" table:formula="of:=[.A19]*[.C19]" office:value-type="float" office:value="0.1929006533" calcext:value-type="float">
            <text:p>0.1929006533</text:p>
          </table:table-cell>
        </table:table-row>
      </table:table>
      <table:table table:name="汇总" table:style-name="ta1">
        <table:table-column table:style-name="co1" table:number-columns-repeated="2" table:default-cell-style-name="ce23"/>
        <table:table-column table:style-name="co6" table:default-cell-style-name="ce23"/>
        <table:table-column table:style-name="co7" table:default-cell-style-name="ce23"/>
        <table:table-column table:style-name="co8" table:default-cell-style-name="ce23"/>
        <table:table-column table:style-name="co9" table:default-cell-style-name="ce23"/>
        <table:table-column table:style-name="co10" table:default-cell-style-name="ce23"/>
        <table:table-column table:style-name="co11" table:default-cell-style-name="ce23"/>
        <table:table-column table:style-name="co12" table:default-cell-style-name="ce23"/>
        <table:table-column table:style-name="co1" table:number-columns-repeated="1015" table:default-cell-style-name="ce23"/>
        <table:table-row table:style-name="ro1">
          <table:table-cell/>
          <table:table-cell table:style-name="ce24" office:value-type="string" calcext:value-type="string">
            <text:p>SSD1</text:p>
          </table:table-cell>
          <table:table-cell table:style-name="ce24"/>
          <table:table-cell table:style-name="ce28" office:value-type="string" calcext:value-type="string">
            <text:p>SSD2</text:p>
          </table:table-cell>
          <table:table-cell table:style-name="ce28"/>
          <table:table-cell table:style-name="ce33" office:value-type="string" calcext:value-type="string">
            <text:p>SSD3</text:p>
          </table:table-cell>
          <table:table-cell table:style-name="ce33"/>
          <table:table-cell table:style-name="ce37" office:value-type="string" calcext:value-type="string">
            <text:p>SSD4</text:p>
          </table:table-cell>
          <table:table-cell table:style-name="ce37"/>
          <table:table-cell table:number-columns-repeated="1015"/>
        </table:table-row>
        <table:table-row table:style-name="ro1">
          <table:table-cell/>
          <table:table-cell table:style-name="ce24" office:value-type="string" calcext:value-type="string">
            <text:p>ratio</text:p>
          </table:table-cell>
          <table:table-cell table:style-name="ce24" office:value-type="string" calcext:value-type="string">
            <text:p>lost</text:p>
          </table:table-cell>
          <table:table-cell table:style-name="ce28" office:value-type="string" calcext:value-type="string">
            <text:p>ratio</text:p>
          </table:table-cell>
          <table:table-cell table:style-name="ce28" office:value-type="string" calcext:value-type="string">
            <text:p>lost</text:p>
          </table:table-cell>
          <table:table-cell table:style-name="ce33" office:value-type="string" calcext:value-type="string">
            <text:p>ratio</text:p>
          </table:table-cell>
          <table:table-cell table:style-name="ce33" office:value-type="string" calcext:value-type="string">
            <text:p>lost</text:p>
          </table:table-cell>
          <table:table-cell table:style-name="ce37" office:value-type="string" calcext:value-type="string">
            <text:p>ratio</text:p>
          </table:table-cell>
          <table:table-cell table:style-name="ce37" office:value-type="string" calcext:value-type="string">
            <text:p>los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#gmulti=1</text:p>
          </table:table-cell>
          <table:table-cell table:style-name="ce24" office:value-type="float" office:value="0.634723" calcext:value-type="float">
            <text:p>0.634723</text:p>
          </table:table-cell>
          <table:table-cell table:style-name="ce24" office:value-type="float" office:value="0.2122" calcext:value-type="float">
            <text:p>0.2122</text:p>
          </table:table-cell>
          <table:table-cell table:style-name="ce28" office:value-type="float" office:value="0.688775" calcext:value-type="float">
            <text:p>0.688775</text:p>
          </table:table-cell>
          <table:table-cell table:style-name="ce28" office:value-type="float" office:value="0.1544" calcext:value-type="float">
            <text:p>0.1544</text:p>
          </table:table-cell>
          <table:table-cell table:style-name="ce33" office:value-type="float" office:value="0.772116" calcext:value-type="float">
            <text:p>0.772116</text:p>
          </table:table-cell>
          <table:table-cell table:style-name="ce33" office:value-type="float" office:value="0.1924" calcext:value-type="float">
            <text:p>0.1924</text:p>
          </table:table-cell>
          <table:table-cell table:style-name="ce37" office:value-type="float" office:value="0.700129" calcext:value-type="float">
            <text:p>0.700129</text:p>
          </table:table-cell>
          <table:table-cell table:style-name="ce37" office:value-type="float" office:value="0.2755" calcext:value-type="float">
            <text:p>0.275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#gmulti=2</text:p>
          </table:table-cell>
          <table:table-cell table:style-name="ce24" office:value-type="float" office:value="0.230756" calcext:value-type="float">
            <text:p>0.230756</text:p>
          </table:table-cell>
          <table:table-cell table:style-name="ce24" table:formula="of:=1-0.777" office:value-type="float" office:value="0.223" calcext:value-type="float">
            <text:p>0.223</text:p>
          </table:table-cell>
          <table:table-cell table:style-name="ce28" office:value-type="float" office:value="0.181711" calcext:value-type="float">
            <text:p>0.181711</text:p>
          </table:table-cell>
          <table:table-cell table:style-name="ce28" table:formula="of:=1-0.849" office:value-type="float" office:value="0.151" calcext:value-type="float">
            <text:p>0.151</text:p>
          </table:table-cell>
          <table:table-cell table:style-name="ce33" office:value-type="float" office:value="0.141562" calcext:value-type="float">
            <text:p>0.141562</text:p>
          </table:table-cell>
          <table:table-cell table:style-name="ce33" table:formula="of:=1-0.7783" office:value-type="float" office:value="0.2217" calcext:value-type="float">
            <text:p>0.2217</text:p>
          </table:table-cell>
          <table:table-cell table:style-name="ce37" office:value-type="float" office:value="0.183699" calcext:value-type="float">
            <text:p>0.183699</text:p>
          </table:table-cell>
          <table:table-cell table:style-name="ce37" table:formula="of:=1-0.7605" office:value-type="float" office:value="0.2395" calcext:value-type="float">
            <text:p>0.239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#gmulti=3</text:p>
          </table:table-cell>
          <table:table-cell table:style-name="ce24" office:value-type="float" office:value="0.0175996" calcext:value-type="float">
            <text:p>0.0175996</text:p>
          </table:table-cell>
          <table:table-cell table:style-name="ce24" table:formula="of:=1-0.7703" office:value-type="float" office:value="0.2297" calcext:value-type="float">
            <text:p>0.2297</text:p>
          </table:table-cell>
          <table:table-cell table:style-name="ce28" office:value-type="float" office:value="0.0110246" calcext:value-type="float">
            <text:p>0.0110246</text:p>
          </table:table-cell>
          <table:table-cell table:style-name="ce28" table:formula="of:=1-0.7776" office:value-type="float" office:value="0.2224" calcext:value-type="float">
            <text:p>0.2224</text:p>
          </table:table-cell>
          <table:table-cell table:style-name="ce33" office:value-type="float" office:value="0.00678123" calcext:value-type="float">
            <text:p>0.00678123</text:p>
          </table:table-cell>
          <table:table-cell table:style-name="ce33" table:formula="of:=1-0.6722" office:value-type="float" office:value="0.3278" calcext:value-type="float">
            <text:p>0.3278</text:p>
          </table:table-cell>
          <table:table-cell table:style-name="ce37" office:value-type="float" office:value="0.0221686" calcext:value-type="float">
            <text:p>0.0221686</text:p>
          </table:table-cell>
          <table:table-cell table:style-name="ce37" table:formula="of:=1-0.6768" office:value-type="float" office:value="0.3232" calcext:value-type="float">
            <text:p>0.323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#gmulti=4</text:p>
          </table:table-cell>
          <table:table-cell table:style-name="ce24" office:value-type="float" office:value="0.0692146" calcext:value-type="float">
            <text:p>0.0692146</text:p>
          </table:table-cell>
          <table:table-cell table:style-name="ce24" table:formula="of:=1-0.8531" office:value-type="float" office:value="0.1469" calcext:value-type="float">
            <text:p>0.1469</text:p>
          </table:table-cell>
          <table:table-cell table:style-name="ce28" office:value-type="float" office:value="0.0748497" calcext:value-type="float">
            <text:p>0.0748497</text:p>
          </table:table-cell>
          <table:table-cell table:style-name="ce28" table:formula="of:=1-0.8683" office:value-type="float" office:value="0.1317" calcext:value-type="float">
            <text:p>0.1317</text:p>
          </table:table-cell>
          <table:table-cell table:style-name="ce33" office:value-type="float" office:value="0.0557566" calcext:value-type="float">
            <text:p>0.0557566</text:p>
          </table:table-cell>
          <table:table-cell table:style-name="ce33" table:formula="of:=1-0.8608" office:value-type="float" office:value="0.1392" calcext:value-type="float">
            <text:p>0.1392</text:p>
          </table:table-cell>
          <table:table-cell table:style-name="ce37" office:value-type="float" office:value="0.0569986" calcext:value-type="float">
            <text:p>0.0569986</text:p>
          </table:table-cell>
          <table:table-cell table:style-name="ce37" table:formula="of:=1-0.766" office:value-type="float" office:value="0.234" calcext:value-type="float">
            <text:p>0.23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#gmulti=6</text:p>
          </table:table-cell>
          <table:table-cell table:style-name="ce24" office:value-type="float" office:value="0.0252315" calcext:value-type="float">
            <text:p>0.0252315</text:p>
          </table:table-cell>
          <table:table-cell table:style-name="ce24" table:formula="of:=1-0.8032" office:value-type="float" office:value="0.1968" calcext:value-type="float">
            <text:p>0.1968</text:p>
          </table:table-cell>
          <table:table-cell table:style-name="ce28" office:value-type="float" office:value="0.0222587" calcext:value-type="float">
            <text:p>0.0222587</text:p>
          </table:table-cell>
          <table:table-cell table:style-name="ce28" table:formula="of:=1-0.826" office:value-type="float" office:value="0.174" calcext:value-type="float">
            <text:p>0.174</text:p>
          </table:table-cell>
          <table:table-cell table:style-name="ce33" office:value-type="float" office:value="0.0122732" calcext:value-type="float">
            <text:p>0.0122732</text:p>
          </table:table-cell>
          <table:table-cell table:style-name="ce33" table:formula="of:=1-0.784" office:value-type="float" office:value="0.216" calcext:value-type="float">
            <text:p>0.216</text:p>
          </table:table-cell>
          <table:table-cell table:style-name="ce37" office:value-type="float" office:value="0.0195494" calcext:value-type="float">
            <text:p>0.0195494</text:p>
          </table:table-cell>
          <table:table-cell table:style-name="ce37" table:formula="of:=1-0.6712" office:value-type="float" office:value="0.3288" calcext:value-type="float">
            <text:p>0.328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M</text:p>
          </table:table-cell>
          <table:table-cell table:style-name="ce25" table:formula="of:=SUM([.B3:.B7])" office:value-type="float" office:value="0.9775247" calcext:value-type="float">
            <text:p>0.9775247</text:p>
          </table:table-cell>
          <table:table-cell table:style-name="ce24"/>
          <table:table-cell table:style-name="ce29" table:formula="of:=SUM([.D3:.D7])" office:value-type="float" office:value="0.978619" calcext:value-type="float">
            <text:p>0.978619</text:p>
          </table:table-cell>
          <table:table-cell table:style-name="ce28"/>
          <table:table-cell table:style-name="ce34" table:formula="of:=SUM([.F3:.F7])" office:value-type="float" office:value="0.98848903" calcext:value-type="float">
            <text:p>0.98848903</text:p>
          </table:table-cell>
          <table:table-cell table:style-name="ce33"/>
          <table:table-cell table:style-name="ce38" table:formula="of:=SUM([.H3:.H7])" office:value-type="float" office:value="0.9825446" calcext:value-type="float">
            <text:p>0.9825446</text:p>
          </table:table-cell>
          <table:table-cell table:style-name="ce37"/>
          <table:table-cell table:number-columns-repeated="1015"/>
        </table:table-row>
        <table:table-row table:style-name="ro1">
          <table:table-cell office:value-type="string" calcext:value-type="string">
            <text:p>LOST</text:p>
          </table:table-cell>
          <table:table-cell table:style-name="ce26" table:formula="of:=SUM([.B3]*[.C3]+[.B4]*[.C4]+[.B5]*[.C5]+[.B6]*[.C6]+[.B7]*[.C7])" office:value-type="float" office:value="0.20532262066" calcext:value-type="float" table:number-columns-spanned="2" table:number-rows-spanned="1">
            <text:p>0.20532262066</text:p>
          </table:table-cell>
          <table:covered-table-cell table:style-name="ce25"/>
          <table:table-cell table:style-name="ce30" table:formula="of:=SUM([.D3]*[.E3]+[.D4]*[.E4]+[.D5]*[.E5]+[.D6]*[.E6]+[.D7]*[.E7])" office:value-type="float" office:value="0.14996781133" calcext:value-type="float" table:number-columns-spanned="2" table:number-rows-spanned="1">
            <text:p>0.14996781133</text:p>
          </table:table-cell>
          <table:covered-table-cell table:style-name="ce32"/>
          <table:table-cell table:style-name="ce35" table:formula="of:=SUM([.F3]*[.G3]+[.F4]*[.G4]+[.F5]*[.G5]+[.F6]*[.G6]+[.F7]*[.G7])" office:value-type="float" office:value="0.192574630914" calcext:value-type="float" table:number-columns-spanned="2" table:number-rows-spanned="1">
            <text:p>0.192574630914</text:p>
          </table:table-cell>
          <table:covered-table-cell table:style-name="ce33"/>
          <table:table-cell table:style-name="ce39" table:formula="of:=SUM([.H3]*[.I3]+[.H4]*[.I4]+[.H5]*[.I5]+[.H6]*[.I6]+[.H7]*[.I7])" office:value-type="float" office:value="0.26381185664" calcext:value-type="float" table:number-columns-spanned="2" table:number-rows-spanned="1">
            <text:p>0.26381185664</text:p>
          </table:table-cell>
          <table:covered-table-cell table:style-name="ce37"/>
          <table:table-cell table:number-columns-repeated="1015"/>
        </table:table-row>
        <table:table-row table:style-name="ro1">
          <table:table-cell table:style-name="Default" office:value-type="string" calcext:value-type="string">
            <text:p>GOOD</text:p>
          </table:table-cell>
          <table:table-cell table:style-name="ce27" table:formula="of:=[.B8]-[.B9]" office:value-type="float" office:value="0.77220207934" calcext:value-type="float" table:number-columns-spanned="2" table:number-rows-spanned="1">
            <text:p>0.77220207934</text:p>
          </table:table-cell>
          <table:covered-table-cell table:style-name="ce24"/>
          <table:table-cell table:style-name="ce31" table:formula="of:=[.D8]-[.D9]" office:value-type="float" office:value="0.82865118867" calcext:value-type="float" table:number-columns-spanned="2" table:number-rows-spanned="1">
            <text:p>0.82865118867</text:p>
          </table:table-cell>
          <table:covered-table-cell table:style-name="ce28"/>
          <table:table-cell table:style-name="ce36" table:formula="of:=[.F8]-[.F9]" office:value-type="float" office:value="0.795914399086" calcext:value-type="float" table:number-columns-spanned="2" table:number-rows-spanned="1">
            <text:p>0.795914399086</text:p>
          </table:table-cell>
          <table:covered-table-cell table:style-name="ce33"/>
          <table:table-cell table:style-name="ce40" table:formula="of:=[.H8]-[.H9]" office:value-type="float" office:value="0.71873274336" calcext:value-type="float" table:number-columns-spanned="2" table:number-rows-spanned="1">
            <text:p>0.71873274336</text:p>
          </table:table-cell>
          <table:covered-table-cell table:style-name="ce37"/>
          <table:table-cell table:number-columns-repeated="1015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Noto Sans CJK SC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4">0000/00/00</text:date>, <text:time style:data-style-name="N2" text:time-value="16:32:44.461313978">00:00:00</text:time></text:p>
        </style:region-right>
      </style:header>
      <style:header-left style:display="false"/>
      <style:footer>
        <text:p>页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06T22:46:58.671159520</meta:creation-date>
    <dc:date>2021-08-14T01:39:35.106729646</dc:date>
    <meta:editing-duration>PT13H42M14S</meta:editing-duration>
    <meta:editing-cycles>60</meta:editing-cycles>
    <meta:generator>LibreOffice/6.0.7.3$Linux_X86_64 LibreOffice_project/00m0$Build-3</meta:generator>
    <meta:document-statistic meta:table-count="6" meta:cell-count="857" meta:object-count="0"/>
  </office:meta>
</office:document-meta>
</file>